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48677.5" table:style-name="ce9">
            <text:p>17.248.678</text:p>
          </table:table-cell>
          <table:table-cell office:value-type="percentage" office:value="1" table:style-name="ce10">
            <text:p>100,00%</text:p>
          </table:table-cell>
          <table:table-cell office:value-type="float" office:value="7476317" table:style-name="ce8">
            <text:p>7.476.317</text:p>
          </table:table-cell>
          <table:table-cell office:value-type="float" office:value="7305960" table:style-name="ce8">
            <text:p>7.305.960</text:p>
          </table:table-cell>
          <table:table-cell office:value-type="float" office:value="4184193" table:style-name="ce8">
            <text:p>4.184.193</text:p>
          </table:table-cell>
          <table:table-cell office:value-type="date" office:date-value="2022-05-09T00:00:00" table:style-name="ce11">
            <text:p>09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30699" table:style-name="ce7">
            <text:p>1.830.699</text:p>
          </table:table-cell>
          <table:table-cell office:value-type="float" office:value="149940" table:style-name="ce7">
            <text:p>149.940</text:p>
          </table:table-cell>
          <table:table-cell office:value-type="float" office:value="453220" table:style-name="ce7">
            <text:p>453.2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4394" table:style-name="ce14">
            <text:p>2.744.394</text:p>
          </table:table-cell>
          <table:table-cell office:value-type="float" office:value="2646375.5" table:style-name="ce14">
            <text:p>2.646.376</text:p>
          </table:table-cell>
          <table:table-cell office:value-type="percentage" office:value="0.96428410060654557" table:style-name="ce15">
            <text:p>96,43%</text:p>
          </table:table-cell>
          <table:table-cell office:value-type="float" office:value="1149705" table:style-name="ce13">
            <text:p>1.149.705</text:p>
          </table:table-cell>
          <table:table-cell office:value-type="float" office:value="1126961" table:style-name="ce13">
            <text:p>1.126.961</text:p>
          </table:table-cell>
          <table:table-cell office:value-type="float" office:value="693250" table:style-name="ce13">
            <text:p>693.250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0601.5" table:style-name="ce14">
            <text:p>2.290.602</text:p>
          </table:table-cell>
          <table:table-cell office:value-type="percentage" office:value="0.93368291731494391" table:style-name="ce15">
            <text:p>93,37%</text:p>
          </table:table-cell>
          <table:table-cell office:value-type="float" office:value="928168" table:style-name="ce13">
            <text:p>928.168</text:p>
          </table:table-cell>
          <table:table-cell office:value-type="float" office:value="918647" table:style-name="ce13">
            <text:p>918.647</text:p>
          </table:table-cell>
          <table:table-cell office:value-type="float" office:value="718538" table:style-name="ce13">
            <text:p>718.538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1290" table:style-name="ce7">
            <text:p>431.2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68098" table:style-name="ce14">
            <text:p>2.168.098</text:p>
          </table:table-cell>
          <table:table-cell office:value-type="float" office:value="2042420" table:style-name="ce14">
            <text:p>2.042.420</text:p>
          </table:table-cell>
          <table:table-cell office:value-type="percentage" office:value="0.94203306308109691" table:style-name="ce15">
            <text:p>94,20%</text:p>
          </table:table-cell>
          <table:table-cell office:value-type="float" office:value="928234" table:style-name="ce13">
            <text:p>928.234</text:p>
          </table:table-cell>
          <table:table-cell office:value-type="float" office:value="912085" table:style-name="ce13">
            <text:p>912.085</text:p>
          </table:table-cell>
          <table:table-cell office:value-type="float" office:value="476665" table:style-name="ce13">
            <text:p>476.665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56722.5" table:style-name="ce14">
            <text:p>4.156.723</text:p>
          </table:table-cell>
          <table:table-cell office:value-type="percentage" office:value="0.93149721787106066" table:style-name="ce15">
            <text:p>93,15%</text:p>
          </table:table-cell>
          <table:table-cell office:value-type="float" office:value="1820330" table:style-name="ce13">
            <text:p>1.820.330</text:p>
          </table:table-cell>
          <table:table-cell office:value-type="float" office:value="1763743" table:style-name="ce13">
            <text:p>1.763.743</text:p>
          </table:table-cell>
          <table:table-cell office:value-type="float" office:value="987805" table:style-name="ce13">
            <text:p>987.805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5274.5" table:style-name="ce14">
            <text:p>1.265.275</text:p>
          </table:table-cell>
          <table:table-cell office:value-type="percentage" office:value="0.9753738764434714" table:style-name="ce15">
            <text:p>97,54%</text:p>
          </table:table-cell>
          <table:table-cell office:value-type="float" office:value="519505" table:style-name="ce13">
            <text:p>519.505</text:p>
          </table:table-cell>
          <table:table-cell office:value-type="float" office:value="515500" table:style-name="ce13">
            <text:p>515.500</text:p>
          </table:table-cell>
          <table:table-cell office:value-type="float" office:value="352940" table:style-name="ce13">
            <text:p>352.940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49240" table:style-name="ce7">
            <text:p>749.24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82932" table:style-name="ce14">
            <text:p>5.682.932</text:p>
          </table:table-cell>
          <table:table-cell office:value-type="float" office:value="5306576.5" table:style-name="ce14">
            <text:p>5.306.577</text:p>
          </table:table-cell>
          <table:table-cell office:value-type="percentage" office:value="0.93377441433400932" table:style-name="ce15">
            <text:p>93,38%</text:p>
          </table:table-cell>
          <table:table-cell office:value-type="float" office:value="2149174" table:style-name="ce13">
            <text:p>2.149.174</text:p>
          </table:table-cell>
          <table:table-cell office:value-type="float" office:value="2119768" table:style-name="ce13">
            <text:p>2.119.768</text:p>
          </table:table-cell>
          <table:table-cell office:value-type="float" office:value="1487400" table:style-name="ce13">
            <text:p>1.487.400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310" table:style-name="ce7">
            <text:p>381.310</text:p>
          </table:table-cell>
          <table:table-cell office:value-type="float" office:value="93090" table:style-name="ce13">
            <text:p>93.090</text:p>
          </table:table-cell>
          <table:table-cell office:value-type="float" office:value="4248695" table:style-name="ce14">
            <text:p>4.248.695</text:p>
          </table:table-cell>
          <table:table-cell office:value-type="float" office:value="3988362" table:style-name="ce14">
            <text:p>3.988.362</text:p>
          </table:table-cell>
          <table:table-cell office:value-type="percentage" office:value="0.93872636185934744" table:style-name="ce15">
            <text:p>93,87%</text:p>
          </table:table-cell>
          <table:table-cell office:value-type="float" office:value="1763427" table:style-name="ce13">
            <text:p>1.763.427</text:p>
          </table:table-cell>
          <table:table-cell office:value-type="float" office:value="1710586" table:style-name="ce13">
            <text:p>1.710.586</text:p>
          </table:table-cell>
          <table:table-cell office:value-type="float" office:value="1063116" table:style-name="ce13">
            <text:p>1.063.116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774" table:style-name="ce7">
            <text:p>8.660.774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364" table:style-name="ce14">
            <text:p>14.323.364</text:p>
          </table:table-cell>
          <table:table-cell office:value-type="float" office:value="14176988.5" table:style-name="ce14">
            <text:p>14.176.989</text:p>
          </table:table-cell>
          <table:table-cell office:value-type="percentage" office:value="0.98978064789807763" table:style-name="ce15">
            <text:p>98,98%</text:p>
          </table:table-cell>
          <table:table-cell office:value-type="float" office:value="6489068" table:style-name="ce13">
            <text:p>6.489.068</text:p>
          </table:table-cell>
          <table:table-cell office:value-type="float" office:value="6346576" table:style-name="ce13">
            <text:p>6.346.576</text:p>
          </table:table-cell>
          <table:table-cell office:value-type="float" office:value="3711150" table:style-name="ce13">
            <text:p>3.711.150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05209.5" table:style-name="ce14">
            <text:p>10.105.210</text:p>
          </table:table-cell>
          <table:table-cell office:value-type="percentage" office:value="0.96251503154421647" table:style-name="ce15">
            <text:p>96,25%</text:p>
          </table:table-cell>
          <table:table-cell office:value-type="float" office:value="4448333" table:style-name="ce13">
            <text:p>4.448.333</text:p>
          </table:table-cell>
          <table:table-cell office:value-type="float" office:value="4379419" table:style-name="ce13">
            <text:p>4.379.419</text:p>
          </table:table-cell>
          <table:table-cell office:value-type="float" office:value="2872424" table:style-name="ce13">
            <text:p>2.872.424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3" table:style-name="ce7">
            <text:p>1.640.183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3" table:style-name="ce14">
            <text:p>2.319.763</text:p>
          </table:table-cell>
          <table:table-cell office:value-type="float" office:value="2327182" table:style-name="ce14">
            <text:p>2.327.182</text:p>
          </table:table-cell>
          <table:table-cell office:value-type="percentage" office:value="1" table:style-name="ce15">
            <text:p>100,00%</text:p>
          </table:table-cell>
          <table:table-cell office:value-type="float" office:value="968744" table:style-name="ce13">
            <text:p>968.744</text:p>
          </table:table-cell>
          <table:table-cell office:value-type="float" office:value="949659" table:style-name="ce13">
            <text:p>949.659</text:p>
          </table:table-cell>
          <table:table-cell office:value-type="float" office:value="633931" table:style-name="ce13">
            <text:p>633.931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18673.5" table:style-name="ce14">
            <text:p>6.118.674</text:p>
          </table:table-cell>
          <table:table-cell office:value-type="percentage" office:value="1" table:style-name="ce15">
            <text:p>100,00%</text:p>
          </table:table-cell>
          <table:table-cell office:value-type="float" office:value="2476974" table:style-name="ce13">
            <text:p>2.476.974</text:p>
          </table:table-cell>
          <table:table-cell office:value-type="float" office:value="2448693" table:style-name="ce13">
            <text:p>2.448.693</text:p>
          </table:table-cell>
          <table:table-cell office:value-type="float" office:value="1943407" table:style-name="ce13">
            <text:p>1.943.407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4532.5" table:style-name="ce14">
            <text:p>644.533</text:p>
          </table:table-cell>
          <table:table-cell office:value-type="percentage" office:value="0.9333245966778505" table:style-name="ce15">
            <text:p>93,33%</text:p>
          </table:table-cell>
          <table:table-cell office:value-type="float" office:value="284437" table:style-name="ce13">
            <text:p>284.437</text:p>
          </table:table-cell>
          <table:table-cell office:value-type="float" office:value="286054" table:style-name="ce13">
            <text:p>286.054</text:p>
          </table:table-cell>
          <table:table-cell office:value-type="float" office:value="173050" table:style-name="ce13">
            <text:p>173.050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3199463.5" table:style-name="ce14">
            <text:p>13.199.464</text:p>
          </table:table-cell>
          <table:table-cell office:value-type="percentage" office:value="0.98256753844544797" table:style-name="ce15">
            <text:p>98,26%</text:p>
          </table:table-cell>
          <table:table-cell office:value-type="float" office:value="5763227" table:style-name="ce13">
            <text:p>5.763.227</text:p>
          </table:table-cell>
          <table:table-cell office:value-type="float" office:value="5696148" table:style-name="ce13">
            <text:p>5.696.148</text:p>
          </table:table-cell>
          <table:table-cell office:value-type="float" office:value="3269079" table:style-name="ce13">
            <text:p>3.269.079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12828" table:style-name="ce14">
            <text:p>2.812.828</text:p>
          </table:table-cell>
          <table:table-cell office:value-type="percentage" office:value="0.96387987944767983" table:style-name="ce15">
            <text:p>96,39%</text:p>
          </table:table-cell>
          <table:table-cell office:value-type="float" office:value="1299192" table:style-name="ce13">
            <text:p>1.299.192</text:p>
          </table:table-cell>
          <table:table-cell office:value-type="float" office:value="1277064" table:style-name="ce13">
            <text:p>1.277.064</text:p>
          </table:table-cell>
          <table:table-cell office:value-type="float" office:value="682806" table:style-name="ce13">
            <text:p>682.806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17490" table:style-name="ce14">
            <text:p>1.317.490</text:p>
          </table:table-cell>
          <table:table-cell office:value-type="percentage" office:value="0.93560635918893142" table:style-name="ce15">
            <text:p>93,56%</text:p>
          </table:table-cell>
          <table:table-cell office:value-type="float" office:value="568129" table:style-name="ce13">
            <text:p>568.129</text:p>
          </table:table-cell>
          <table:table-cell office:value-type="float" office:value="562033" table:style-name="ce13">
            <text:p>562.033</text:p>
          </table:table-cell>
          <table:table-cell office:value-type="float" office:value="353031" table:style-name="ce13">
            <text:p>353.031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411544.5" table:style-name="ce14">
            <text:p>4.411.545</text:p>
          </table:table-cell>
          <table:table-cell office:value-type="percentage" office:value="0.98102056241943048" table:style-name="ce15">
            <text:p>98,10%</text:p>
          </table:table-cell>
          <table:table-cell office:value-type="float" office:value="1947438" table:style-name="ce13">
            <text:p>1.947.438</text:p>
          </table:table-cell>
          <table:table-cell office:value-type="float" office:value="1909794" table:style-name="ce13">
            <text:p>1.909.794</text:p>
          </table:table-cell>
          <table:table-cell office:value-type="float" office:value="1175198" table:style-name="ce13">
            <text:p>1.175.198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3071" table:style-name="ce14">
            <text:p>163.071</text:p>
          </table:table-cell>
          <table:table-cell office:value-type="float" office:value="149491.5" table:style-name="ce14">
            <text:p>149.492</text:p>
          </table:table-cell>
          <table:table-cell office:value-type="percentage" office:value="0.91672645657413032" table:style-name="ce15">
            <text:p>91,67%</text:p>
          </table:table-cell>
          <table:table-cell office:value-type="float" office:value="67458" table:style-name="ce13">
            <text:p>67.458</text:p>
          </table:table-cell>
          <table:table-cell office:value-type="float" office:value="64374" table:style-name="ce13">
            <text:p>64.374</text:p>
          </table:table-cell>
          <table:table-cell office:value-type="float" office:value="35286" table:style-name="ce13">
            <text:p>35.286</text:p>
          </table:table-cell>
          <table:table-cell office:value-type="date" office:date-value="2022-05-11T00:00:00" table:style-name="ce16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9865.5" table:style-name="ce14">
            <text:p>139.866</text:p>
          </table:table-cell>
          <table:table-cell office:value-type="percentage" office:value="0.9236923788138951" table:style-name="ce15">
            <text:p>92,37%</text:p>
          </table:table-cell>
          <table:table-cell office:value-type="float" office:value="65786" table:style-name="ce13">
            <text:p>65.786</text:p>
          </table:table-cell>
          <table:table-cell office:value-type="float" office:value="62228" table:style-name="ce13">
            <text:p>62.228</text:p>
          </table:table-cell>
          <table:table-cell office:value-type="float" office:value="27410" table:style-name="ce13">
            <text:p>27.410</text:p>
          </table:table-cell>
          <table:table-cell office:value-type="date" office:date-value="2022-05-11T00:00:00" table:style-name="ce17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9578" table:style-name="ce7">
            <text:p>49.578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3488" table:style-name="ce14">
            <text:p>213.488</text:p>
          </table:table-cell>
          <table:table-cell office:value-type="float" office:value="205239.5" table:style-name="ce14">
            <text:p>205.240</text:p>
          </table:table-cell>
          <table:table-cell office:value-type="percentage" office:value="0.96136316795323395" table:style-name="ce15">
            <text:p>96,14%</text:p>
          </table:table-cell>
          <table:table-cell office:value-type="float" office:value="95126" table:style-name="ce13">
            <text:p>95.126</text:p>
          </table:table-cell>
          <table:table-cell office:value-type="float" office:value="96518" table:style-name="ce13">
            <text:p>96.518</text:p>
          </table:table-cell>
          <table:table-cell office:value-type="float" office:value="48722" table:style-name="ce13">
            <text:p>48.722</text:p>
          </table:table-cell>
          <table:table-cell office:value-type="date" office:date-value="2022-05-11T00:00:00" table:style-name="ce17">
            <text:p>1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130" table:style-name="ce7">
            <text:p>8.13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835" table:style-name="ce14">
            <text:p>12.835</text:p>
          </table:table-cell>
          <table:table-cell office:value-type="float" office:value="13495.5" table:style-name="ce14">
            <text:p>13.496</text:p>
          </table:table-cell>
          <table:table-cell office:value-type="percentage" office:value="1" table:style-name="ce15">
            <text:p>100,00%</text:p>
          </table:table-cell>
          <table:table-cell office:value-type="float" office:value="8111" table:style-name="ce13">
            <text:p>8.111</text:p>
          </table:table-cell>
          <table:table-cell office:value-type="float" office:value="8313" table:style-name="ce13">
            <text:p>8.313</text:p>
          </table:table-cell>
          <table:table-cell office:value-type="float" office:value="3847" table:style-name="ce13">
            <text:p>3.847</text:p>
          </table:table-cell>
          <table:table-cell office:value-type="date" office:date-value="2022-05-10T00:00:00" table:style-name="ce17">
            <text:p>10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34273" table:style-name="ce19">
            <text:p>63.234.273</text:p>
          </table:table-cell>
          <table:table-cell office:value-type="float" office:value="5207010" table:style-name="ce19">
            <text:p>5.207.010</text:p>
          </table:table-cell>
          <table:table-cell office:value-type="float" office:value="17259130" table:style-name="ce20">
            <text:p>17.259.130</text:p>
          </table:table-cell>
          <table:table-cell office:value-type="float" office:value="9008790" table:style-name="ce21">
            <text:p>9.008.790</text:p>
          </table:table-cell>
          <table:table-cell office:value-type="float" office:value="2096900" table:style-name="ce22">
            <text:p>2.096.900</text:p>
          </table:table-cell>
          <table:table-cell office:value-type="float" office:value="96806103" table:style-name="ce23">
            <text:p>96.806.103</text:p>
          </table:table-cell>
          <table:table-cell office:value-type="float" office:value="94567014" table:style-name="ce23">
            <text:p>94.567.014</text:p>
          </table:table-cell>
          <table:table-cell office:value-type="percentage" office:value="0.9768703735548574" table:style-name="ce24">
            <text:p>97,69%</text:p>
          </table:table-cell>
          <table:table-cell office:value-type="float" office:value="41216883" table:style-name="ce23">
            <text:p>41.216.883</text:p>
          </table:table-cell>
          <table:table-cell office:value-type="float" office:value="40460123" table:style-name="ce23">
            <text:p>40.460.123</text:p>
          </table:table-cell>
          <table:table-cell office:value-type="float" office:value="24893248" table:style-name="ce23">
            <text:p>24.893.24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2150" table:style-name="ce32">
            <text:p>7.042.150</text:p>
          </table:table-cell>
          <table:table-cell office:value-type="percentage" office:value="0.93795222565781455" table:style-name="ce33">
            <text:p>93,8%</text:p>
          </table:table-cell>
          <table:table-cell office:value-type="float" office:value="7008552" table:style-name="ce32">
            <text:p>7.008.552</text:p>
          </table:table-cell>
          <table:table-cell office:value-type="percentage" office:value="0.93347726859531921" table:style-name="ce33">
            <text:p>93,3%</text:p>
          </table:table-cell>
          <table:table-cell office:value-type="date" office:date-value="2022-05-09T00:00:00" table:style-name="ce34">
            <text:p>09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237" table:style-name="ce32">
            <text:p>1.097.237</text:p>
          </table:table-cell>
          <table:table-cell office:value-type="percentage" office:value="0.92250682692566388" table:style-name="ce33">
            <text:p>92,3%</text:p>
          </table:table-cell>
          <table:table-cell office:value-type="float" office:value="1090755" table:style-name="ce32">
            <text:p>1.090.755</text:p>
          </table:table-cell>
          <table:table-cell office:value-type="percentage" office:value="0.91705705695606554" table:style-name="ce33">
            <text:p>91,7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657" table:style-name="ce32">
            <text:p>885.657</text:p>
          </table:table-cell>
          <table:table-cell office:value-type="percentage" office:value="0.95186184704770938" table:style-name="ce33">
            <text:p>95,2%</text:p>
          </table:table-cell>
          <table:table-cell office:value-type="float" office:value="887104" table:style-name="ce32">
            <text:p>887.104</text:p>
          </table:table-cell>
          <table:table-cell office:value-type="percentage" office:value="0.95341701354295305" table:style-name="ce33">
            <text:p>95,3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164" table:style-name="ce32">
            <text:p>897.164</text:p>
          </table:table-cell>
          <table:table-cell office:value-type="percentage" office:value="0.82826326386856564" table:style-name="ce33">
            <text:p>82,8%</text:p>
          </table:table-cell>
          <table:table-cell office:value-type="float" office:value="891028" table:style-name="ce32">
            <text:p>891.028</text:p>
          </table:table-cell>
          <table:table-cell office:value-type="percentage" office:value="0.82259849868951529" table:style-name="ce33">
            <text:p>82,3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5460" table:style-name="ce32">
            <text:p>1.745.460</text:p>
          </table:table-cell>
          <table:table-cell office:value-type="percentage" office:value="0.85834710670647296" table:style-name="ce33">
            <text:p>85,8%</text:p>
          </table:table-cell>
          <table:table-cell office:value-type="float" office:value="1712817" table:style-name="ce32">
            <text:p>1.712.817</text:p>
          </table:table-cell>
          <table:table-cell office:value-type="percentage" office:value="0.84229459069108481" table:style-name="ce33">
            <text:p>84,2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713" table:style-name="ce32">
            <text:p>494.713</text:p>
          </table:table-cell>
          <table:table-cell office:value-type="percentage" office:value="0.93862391900763098" table:style-name="ce33">
            <text:p>93,9%</text:p>
          </table:table-cell>
          <table:table-cell office:value-type="float" office:value="496025" table:style-name="ce32">
            <text:p>496.025</text:p>
          </table:table-cell>
          <table:table-cell office:value-type="percentage" office:value="0.94111318971961555" table:style-name="ce33">
            <text:p>94,1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067" table:style-name="ce32">
            <text:p>2.048.067</text:p>
          </table:table-cell>
          <table:table-cell office:value-type="percentage" office:value="0.94287592609899229" table:style-name="ce33">
            <text:p>94,3%</text:p>
          </table:table-cell>
          <table:table-cell office:value-type="float" office:value="2038777" table:style-name="ce32">
            <text:p>2.038.777</text:p>
          </table:table-cell>
          <table:table-cell office:value-type="percentage" office:value="0.93859905558964873" table:style-name="ce33">
            <text:p>93,9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317" table:style-name="ce32">
            <text:p>1.661.317</text:p>
          </table:table-cell>
          <table:table-cell office:value-type="percentage" office:value="0.91478083038100699" table:style-name="ce33">
            <text:p>91,5%</text:p>
          </table:table-cell>
          <table:table-cell office:value-type="float" office:value="1638653" table:style-name="ce32">
            <text:p>1.638.653</text:p>
          </table:table-cell>
          <table:table-cell office:value-type="percentage" office:value="0.90230121767629434" table:style-name="ce33">
            <text:p>90,2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1885" table:style-name="ce32">
            <text:p>6.251.885</text:p>
          </table:table-cell>
          <table:table-cell office:value-type="percentage" office:value="0.92177873541780253" table:style-name="ce33">
            <text:p>92,2%</text:p>
          </table:table-cell>
          <table:table-cell office:value-type="float" office:value="6181230" table:style-name="ce32">
            <text:p>6.181.230</text:p>
          </table:table-cell>
          <table:table-cell office:value-type="percentage" office:value="0.91136135305217292" table:style-name="ce33">
            <text:p>91,1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6023" table:style-name="ce32">
            <text:p>4.196.023</text:p>
          </table:table-cell>
          <table:table-cell office:value-type="percentage" office:value="0.9341047892420925" table:style-name="ce33">
            <text:p>93,4%</text:p>
          </table:table-cell>
          <table:table-cell office:value-type="float" office:value="4217325" table:style-name="ce32">
            <text:p>4.217.325</text:p>
          </table:table-cell>
          <table:table-cell office:value-type="percentage" office:value="0.93884697016446472" table:style-name="ce33">
            <text:p>93,9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015" table:style-name="ce32">
            <text:p>910.015</text:p>
          </table:table-cell>
          <table:table-cell office:value-type="percentage" office:value="0.95802145511585557" table:style-name="ce33">
            <text:p>95,8%</text:p>
          </table:table-cell>
          <table:table-cell office:value-type="float" office:value="907034" table:style-name="ce32">
            <text:p>907.034</text:p>
          </table:table-cell>
          <table:table-cell office:value-type="percentage" office:value="0.95488319700175806" table:style-name="ce33">
            <text:p>95,5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733" table:style-name="ce32">
            <text:p>2.341.733</text:p>
          </table:table-cell>
          <table:table-cell office:value-type="percentage" office:value="0.95342504683186169" table:style-name="ce33">
            <text:p>95,3%</text:p>
          </table:table-cell>
          <table:table-cell office:value-type="float" office:value="2347366" table:style-name="ce32">
            <text:p>2.347.366</text:p>
          </table:table-cell>
          <table:table-cell office:value-type="percentage" office:value="0.95571849501267647" table:style-name="ce33">
            <text:p>95,6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308" table:style-name="ce32">
            <text:p>269.308</text:p>
          </table:table-cell>
          <table:table-cell office:value-type="percentage" office:value="0.95676053986265408" table:style-name="ce33">
            <text:p>95,7%</text:p>
          </table:table-cell>
          <table:table-cell office:value-type="float" office:value="273810" table:style-name="ce32">
            <text:p>273.810</text:p>
          </table:table-cell>
          <table:table-cell office:value-type="percentage" office:value="0.97275462823159098" table:style-name="ce33">
            <text:p>97,3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5200" table:style-name="ce32">
            <text:p>5.515.200</text:p>
          </table:table-cell>
          <table:table-cell office:value-type="percentage" office:value="0.92367860968549509" table:style-name="ce33">
            <text:p>92,4%</text:p>
          </table:table-cell>
          <table:table-cell office:value-type="float" office:value="5513347" table:style-name="ce32">
            <text:p>5.513.347</text:p>
          </table:table-cell>
          <table:table-cell office:value-type="percentage" office:value="0.92336827162635904" table:style-name="ce33">
            <text:p>92,3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1366" table:style-name="ce32">
            <text:p>1.231.366</text:p>
          </table:table-cell>
          <table:table-cell office:value-type="percentage" office:value="0.93454228628414693" table:style-name="ce33">
            <text:p>93,5%</text:p>
          </table:table-cell>
          <table:table-cell office:value-type="float" office:value="1235113" table:style-name="ce32">
            <text:p>1.235.113</text:p>
          </table:table-cell>
          <table:table-cell office:value-type="percentage" office:value="0.93738606298961613" table:style-name="ce33">
            <text:p>93,7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961" table:style-name="ce32">
            <text:p>539.961</text:p>
          </table:table-cell>
          <table:table-cell office:value-type="percentage" office:value="0.93068803496881969" table:style-name="ce33">
            <text:p>93,1%</text:p>
          </table:table-cell>
          <table:table-cell office:value-type="float" office:value="540378" table:style-name="ce32">
            <text:p>540.378</text:p>
          </table:table-cell>
          <table:table-cell office:value-type="percentage" office:value="0.93140678486109341" table:style-name="ce33">
            <text:p>93,1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4790" table:style-name="ce32">
            <text:p>1.864.790</text:p>
          </table:table-cell>
          <table:table-cell office:value-type="percentage" office:value="0.95373335317731256" table:style-name="ce33">
            <text:p>95,4%</text:p>
          </table:table-cell>
          <table:table-cell office:value-type="float" office:value="1852692" table:style-name="ce32">
            <text:p>1.852.692</text:p>
          </table:table-cell>
          <table:table-cell office:value-type="percentage" office:value="0.94754591861002135" table:style-name="ce33">
            <text:p>94,8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474" table:style-name="ce32">
            <text:p>64.474</text:p>
          </table:table-cell>
          <table:table-cell office:value-type="percentage" office:value="0.90771375072153626" table:style-name="ce33">
            <text:p>90,8%</text:p>
          </table:table-cell>
          <table:table-cell office:value-type="float" office:value="62538" table:style-name="ce32">
            <text:p>62.538</text:p>
          </table:table-cell>
          <table:table-cell office:value-type="percentage" office:value="0.88045727801320584" table:style-name="ce33">
            <text:p>88,0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356" table:style-name="ce32">
            <text:p>62.356</text:p>
          </table:table-cell>
          <table:table-cell office:value-type="percentage" office:value="0.91342688893446222" table:style-name="ce33">
            <text:p>91,3%</text:p>
          </table:table-cell>
          <table:table-cell office:value-type="float" office:value="60491" table:style-name="ce32">
            <text:p>60.491</text:p>
          </table:table-cell>
          <table:table-cell office:value-type="percentage" office:value="0.88610728620396684" table:style-name="ce33">
            <text:p>88,6%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26" table:style-name="ce32">
            <text:p>95.126</text:p>
          </table:table-cell>
          <table:table-cell office:value-type="string" table:style-name="ce33">
            <text:p>-</text:p>
          </table:table-cell>
          <table:table-cell office:value-type="float" office:value="96518" table:style-name="ce32">
            <text:p>96.518</text:p>
          </table:table-cell>
          <table:table-cell office:value-type="string" table:style-name="ce33">
            <text:p>-</text:p>
          </table:table-cell>
          <table:table-cell office:value-type="date" office:date-value="2022-05-11T00:00:00" table:style-name="ce34">
            <text:p>11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11" table:style-name="ce32">
            <text:p>8.111</text:p>
          </table:table-cell>
          <table:table-cell office:value-type="string" table:style-name="ce33">
            <text:p>-</text:p>
          </table:table-cell>
          <table:table-cell office:value-type="float" office:value="8313" table:style-name="ce32">
            <text:p>8.313</text:p>
          </table:table-cell>
          <table:table-cell office:value-type="string" table:style-name="ce33">
            <text:p>-</text:p>
          </table:table-cell>
          <table:table-cell office:value-type="date" office:date-value="2022-05-10T00:00:00" table:style-name="ce34">
            <text:p>10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22113" table:style-name="ce35">
            <text:p>39.222.113</text:p>
          </table:table-cell>
          <table:table-cell office:value-type="percentage" office:value="0.92976371501238364" table:style-name="ce36">
            <text:p>93,0%</text:p>
          </table:table-cell>
          <table:table-cell office:value-type="float" office:value="39059866" table:style-name="ce35">
            <text:p>39.059.866</text:p>
          </table:table-cell>
          <table:table-cell office:value-type="percentage" office:value="0.92591763529022253" table:style-name="ce36">
            <text:p>92,6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50" table:style-name="ce45">
            <text:p>435.550</text:p>
          </table:table-cell>
          <table:table-cell office:value-type="percentage" office:value="1" table:style-name="ce46">
            <text:p>100,0%</text:p>
          </table:table-cell>
          <table:table-cell office:value-type="float" office:value="656617" table:style-name="ce45">
            <text:p>656.617</text:p>
          </table:table-cell>
          <table:table-cell office:value-type="percentage" office:value="1" table:style-name="ce46">
            <text:p>100,0%</text:p>
          </table:table-cell>
          <table:table-cell office:value-type="float" office:value="937705" table:style-name="ce45">
            <text:p>937.705</text:p>
          </table:table-cell>
          <table:table-cell office:value-type="percentage" office:value="0.97858132033156997" table:style-name="ce46">
            <text:p>97,9%</text:p>
          </table:table-cell>
          <table:table-cell office:value-type="float" office:value="1229795" table:style-name="ce45">
            <text:p>1.229.795</text:p>
          </table:table-cell>
          <table:table-cell office:value-type="percentage" office:value="0.95511307550301294" table:style-name="ce46">
            <text:p>95,5%</text:p>
          </table:table-cell>
          <table:table-cell office:value-type="float" office:value="1277673" table:style-name="ce45">
            <text:p>1.277.673</text:p>
          </table:table-cell>
          <table:table-cell office:value-type="percentage" office:value="0.92295006414627667" table:style-name="ce46">
            <text:p>92,3%</text:p>
          </table:table-cell>
          <table:table-cell office:value-type="float" office:value="968935" table:style-name="ce45">
            <text:p>968.935</text:p>
          </table:table-cell>
          <table:table-cell office:value-type="percentage" office:value="0.87943251468315164" table:style-name="ce46">
            <text:p>87,9%</text:p>
          </table:table-cell>
          <table:table-cell office:value-type="float" office:value="813172" table:style-name="ce45">
            <text:p>813.172</text:p>
          </table:table-cell>
          <table:table-cell office:value-type="percentage" office:value="0.87804930721122287" table:style-name="ce46">
            <text:p>87,8%</text:p>
          </table:table-cell>
          <table:table-cell office:value-type="float" office:value="722703" table:style-name="ce45">
            <text:p>722.703</text:p>
          </table:table-cell>
          <table:table-cell office:value-type="percentage" office:value="0.93511902759411314" table:style-name="ce46">
            <text:p>93,5%</text:p>
          </table:table-cell>
          <table:table-cell office:value-type="float" office:value="7042150" table:style-name="ce45">
            <text:p>7.042.150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95222565781455" table:style-name="ce46">
            <text:p>93,8%</text:p>
          </table:table-cell>
          <table:table-cell office:value-type="percentage" office:value="0.82827220241497013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16" table:style-name="ce48">
            <text:p>101.716</text:p>
          </table:table-cell>
          <table:table-cell office:value-type="percentage" office:value="1" table:style-name="ce49">
            <text:p>100,0%</text:p>
          </table:table-cell>
          <table:table-cell office:value-type="float" office:value="119889" table:style-name="ce48">
            <text:p>119.889</text:p>
          </table:table-cell>
          <table:table-cell office:value-type="percentage" office:value="1" table:style-name="ce49">
            <text:p>100,0%</text:p>
          </table:table-cell>
          <table:table-cell office:value-type="float" office:value="156065" table:style-name="ce48">
            <text:p>156.065</text:p>
          </table:table-cell>
          <table:table-cell office:value-type="percentage" office:value="0.96748496683404628" table:style-name="ce49">
            <text:p>96,7%</text:p>
          </table:table-cell>
          <table:table-cell office:value-type="float" office:value="188613" table:style-name="ce48">
            <text:p>188.613</text:p>
          </table:table-cell>
          <table:table-cell office:value-type="percentage" office:value="0.93851321092700402" table:style-name="ce49">
            <text:p>93,9%</text:p>
          </table:table-cell>
          <table:table-cell office:value-type="float" office:value="192455" table:style-name="ce48">
            <text:p>192.455</text:p>
          </table:table-cell>
          <table:table-cell office:value-type="percentage" office:value="0.90085050810486944" table:style-name="ce49">
            <text:p>90,1%</text:p>
          </table:table-cell>
          <table:table-cell office:value-type="float" office:value="132127" table:style-name="ce48">
            <text:p>132.127</text:p>
          </table:table-cell>
          <table:table-cell office:value-type="percentage" office:value="0.83477804874966832" table:style-name="ce49">
            <text:p>83,5%</text:p>
          </table:table-cell>
          <table:table-cell office:value-type="float" office:value="110947" table:style-name="ce48">
            <text:p>110.947</text:p>
          </table:table-cell>
          <table:table-cell office:value-type="percentage" office:value="0.84823162433676358" table:style-name="ce49">
            <text:p>84,8%</text:p>
          </table:table-cell>
          <table:table-cell office:value-type="float" office:value="95425" table:style-name="ce48">
            <text:p>95.425</text:p>
          </table:table-cell>
          <table:table-cell office:value-type="percentage" office:value="0.89151414931285444" table:style-name="ce49">
            <text:p>89,2%</text:p>
          </table:table-cell>
          <table:table-cell office:value-type="float" office:value="1097237" table:style-name="ce48">
            <text:p>1.097.23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50682692566388" table:style-name="ce49">
            <text:p>92,3%</text:p>
          </table:table-cell>
          <table:table-cell office:value-type="percentage" office:value="0.82428803132369188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92" table:style-name="ce48">
            <text:p>89.292</text:p>
          </table:table-cell>
          <table:table-cell office:value-type="percentage" office:value="1" table:style-name="ce49">
            <text:p>100,0%</text:p>
          </table:table-cell>
          <table:table-cell office:value-type="float" office:value="114828" table:style-name="ce48">
            <text:p>114.828</text:p>
          </table:table-cell>
          <table:table-cell office:value-type="percentage" office:value="1" table:style-name="ce49">
            <text:p>100,0%</text:p>
          </table:table-cell>
          <table:table-cell office:value-type="float" office:value="149222" table:style-name="ce48">
            <text:p>149.222</text:p>
          </table:table-cell>
          <table:table-cell office:value-type="percentage" office:value="0.9817882755444437" table:style-name="ce49">
            <text:p>98,2%</text:p>
          </table:table-cell>
          <table:table-cell office:value-type="float" office:value="154481" table:style-name="ce48">
            <text:p>154.481</text:p>
          </table:table-cell>
          <table:table-cell office:value-type="percentage" office:value="0.9530981040577976" table:style-name="ce49">
            <text:p>95,3%</text:p>
          </table:table-cell>
          <table:table-cell office:value-type="float" office:value="152624" table:style-name="ce48">
            <text:p>152.624</text:p>
          </table:table-cell>
          <table:table-cell office:value-type="percentage" office:value="0.91986499517839926" table:style-name="ce49">
            <text:p>92,0%</text:p>
          </table:table-cell>
          <table:table-cell office:value-type="float" office:value="93193" table:style-name="ce48">
            <text:p>93.193</text:p>
          </table:table-cell>
          <table:table-cell office:value-type="percentage" office:value="0.85820187676695125" table:style-name="ce49">
            <text:p>85,8%</text:p>
          </table:table-cell>
          <table:table-cell office:value-type="float" office:value="68955" table:style-name="ce48">
            <text:p>68.955</text:p>
          </table:table-cell>
          <table:table-cell office:value-type="percentage" office:value="0.87018247898841528" table:style-name="ce49">
            <text:p>87,0%</text:p>
          </table:table-cell>
          <table:table-cell office:value-type="float" office:value="63062" table:style-name="ce48">
            <text:p>63.062</text:p>
          </table:table-cell>
          <table:table-cell office:value-type="percentage" office:value="0.96637857055289933" table:style-name="ce49">
            <text:p>96,6%</text:p>
          </table:table-cell>
          <table:table-cell office:value-type="float" office:value="885657" table:style-name="ce48">
            <text:p>885.65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86184704770938" table:style-name="ce49">
            <text:p>95,2%</text:p>
          </table:table-cell>
          <table:table-cell office:value-type="percentage" office:value="0.87438702562669746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5" table:style-name="ce48">
            <text:p>51.865</text:p>
          </table:table-cell>
          <table:table-cell office:value-type="percentage" office:value="0.96703522085283311" table:style-name="ce49">
            <text:p>96,7%</text:p>
          </table:table-cell>
          <table:table-cell office:value-type="float" office:value="79958" table:style-name="ce48">
            <text:p>79.958</text:p>
          </table:table-cell>
          <table:table-cell office:value-type="percentage" office:value="0.91659215443519726" table:style-name="ce49">
            <text:p>91,7%</text:p>
          </table:table-cell>
          <table:table-cell office:value-type="float" office:value="112233" table:style-name="ce48">
            <text:p>112.233</text:p>
          </table:table-cell>
          <table:table-cell office:value-type="percentage" office:value="0.88099817101410594" table:style-name="ce49">
            <text:p>88,1%</text:p>
          </table:table-cell>
          <table:table-cell office:value-type="float" office:value="153765" table:style-name="ce48">
            <text:p>153.765</text:p>
          </table:table-cell>
          <table:table-cell office:value-type="percentage" office:value="0.86624264821867181" table:style-name="ce49">
            <text:p>86,6%</text:p>
          </table:table-cell>
          <table:table-cell office:value-type="float" office:value="174004" table:style-name="ce48">
            <text:p>174.004</text:p>
          </table:table-cell>
          <table:table-cell office:value-type="percentage" office:value="0.80325727185017293" table:style-name="ce49">
            <text:p>80,3%</text:p>
          </table:table-cell>
          <table:table-cell office:value-type="float" office:value="135625" table:style-name="ce48">
            <text:p>135.625</text:p>
          </table:table-cell>
          <table:table-cell office:value-type="percentage" office:value="0.73690416035034534" table:style-name="ce49">
            <text:p>73,7%</text:p>
          </table:table-cell>
          <table:table-cell office:value-type="float" office:value="105052" table:style-name="ce48">
            <text:p>105.052</text:p>
          </table:table-cell>
          <table:table-cell office:value-type="percentage" office:value="0.76561258772856799" table:style-name="ce49">
            <text:p>76,6%</text:p>
          </table:table-cell>
          <table:table-cell office:value-type="float" office:value="84662" table:style-name="ce48">
            <text:p>84.662</text:p>
          </table:table-cell>
          <table:table-cell office:value-type="percentage" office:value="0.85056662915929915" table:style-name="ce49">
            <text:p>85,1%</text:p>
          </table:table-cell>
          <table:table-cell office:value-type="float" office:value="897164" table:style-name="ce48">
            <text:p>897.164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26326386856564" table:style-name="ce49">
            <text:p>82,8%</text:p>
          </table:table-cell>
          <table:table-cell office:value-type="percentage" office:value="0.73551597630710586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55" table:style-name="ce48">
            <text:p>94.855</text:p>
          </table:table-cell>
          <table:table-cell office:value-type="percentage" office:value="0.94512863434367589" table:style-name="ce49">
            <text:p>94,5%</text:p>
          </table:table-cell>
          <table:table-cell office:value-type="float" office:value="156242" table:style-name="ce48">
            <text:p>156.242</text:p>
          </table:table-cell>
          <table:table-cell office:value-type="percentage" office:value="0.9330888764138886" table:style-name="ce49">
            <text:p>93,3%</text:p>
          </table:table-cell>
          <table:table-cell office:value-type="float" office:value="229531" table:style-name="ce48">
            <text:p>229.531</text:p>
          </table:table-cell>
          <table:table-cell office:value-type="percentage" office:value="0.91244856989525158" table:style-name="ce49">
            <text:p>91,2%</text:p>
          </table:table-cell>
          <table:table-cell office:value-type="float" office:value="326082" table:style-name="ce48">
            <text:p>326.082</text:p>
          </table:table-cell>
          <table:table-cell office:value-type="percentage" office:value="0.8854980488639419" table:style-name="ce49">
            <text:p>88,5%</text:p>
          </table:table-cell>
          <table:table-cell office:value-type="float" office:value="325263" table:style-name="ce48">
            <text:p>325.263</text:p>
          </table:table-cell>
          <table:table-cell office:value-type="percentage" office:value="0.82532066327501552" table:style-name="ce49">
            <text:p>82,5%</text:p>
          </table:table-cell>
          <table:table-cell office:value-type="float" office:value="239762" table:style-name="ce48">
            <text:p>239.762</text:p>
          </table:table-cell>
          <table:table-cell office:value-type="percentage" office:value="0.76635065939615554" table:style-name="ce49">
            <text:p>76,6%</text:p>
          </table:table-cell>
          <table:table-cell office:value-type="float" office:value="201222" table:style-name="ce48">
            <text:p>201.222</text:p>
          </table:table-cell>
          <table:table-cell office:value-type="percentage" office:value="0.79012529891507077" table:style-name="ce49">
            <text:p>79,0%</text:p>
          </table:table-cell>
          <table:table-cell office:value-type="float" office:value="172503" table:style-name="ce48">
            <text:p>172.503</text:p>
          </table:table-cell>
          <table:table-cell office:value-type="percentage" office:value="0.93616801888584378" table:style-name="ce49">
            <text:p>93,6%</text:p>
          </table:table-cell>
          <table:table-cell office:value-type="float" office:value="1745460" table:style-name="ce48">
            <text:p>1.745.46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34710670647296" table:style-name="ce49">
            <text:p>85,8%</text:p>
          </table:table-cell>
          <table:table-cell office:value-type="percentage" office:value="0.77770633973290493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0" table:style-name="ce48">
            <text:p>42.590</text:p>
          </table:table-cell>
          <table:table-cell office:value-type="percentage" office:value="1" table:style-name="ce49">
            <text:p>100,0%</text:p>
          </table:table-cell>
          <table:table-cell office:value-type="float" office:value="56224" table:style-name="ce48">
            <text:p>56.224</text:p>
          </table:table-cell>
          <table:table-cell office:value-type="percentage" office:value="1" table:style-name="ce49">
            <text:p>100,0%</text:p>
          </table:table-cell>
          <table:table-cell office:value-type="float" office:value="77303" table:style-name="ce48">
            <text:p>77.303</text:p>
          </table:table-cell>
          <table:table-cell office:value-type="percentage" office:value="0.97534602621850441" table:style-name="ce49">
            <text:p>97,5%</text:p>
          </table:table-cell>
          <table:table-cell office:value-type="float" office:value="85225" table:style-name="ce48">
            <text:p>85.225</text:p>
          </table:table-cell>
          <table:table-cell office:value-type="percentage" office:value="0.93684731230075846" table:style-name="ce49">
            <text:p>93,7%</text:p>
          </table:table-cell>
          <table:table-cell office:value-type="float" office:value="89544" table:style-name="ce48">
            <text:p>89.544</text:p>
          </table:table-cell>
          <table:table-cell office:value-type="percentage" office:value="0.91947507855338551" table:style-name="ce49">
            <text:p>91,9%</text:p>
          </table:table-cell>
          <table:table-cell office:value-type="float" office:value="56972" table:style-name="ce48">
            <text:p>56.972</text:p>
          </table:table-cell>
          <table:table-cell office:value-type="percentage" office:value="0.84832782393757999" table:style-name="ce49">
            <text:p>84,8%</text:p>
          </table:table-cell>
          <table:table-cell office:value-type="float" office:value="43561" table:style-name="ce48">
            <text:p>43.561</text:p>
          </table:table-cell>
          <table:table-cell office:value-type="percentage" office:value="0.85626953393745209" table:style-name="ce49">
            <text:p>85,6%</text:p>
          </table:table-cell>
          <table:table-cell office:value-type="float" office:value="43294" table:style-name="ce48">
            <text:p>43.294</text:p>
          </table:table-cell>
          <table:table-cell office:value-type="percentage" office:value="0.95607623169842992" table:style-name="ce49">
            <text:p>95,6%</text:p>
          </table:table-cell>
          <table:table-cell office:value-type="float" office:value="494713" table:style-name="ce48">
            <text:p>494.713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62391900763098" table:style-name="ce49">
            <text:p>93,9%</text:p>
          </table:table-cell>
          <table:table-cell office:value-type="percentage" office:value="0.84761203108000449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41" table:style-name="ce48">
            <text:p>230.041</text:p>
          </table:table-cell>
          <table:table-cell office:value-type="percentage" office:value="1" table:style-name="ce49">
            <text:p>100,0%</text:p>
          </table:table-cell>
          <table:table-cell office:value-type="float" office:value="252353" table:style-name="ce48">
            <text:p>252.353</text:p>
          </table:table-cell>
          <table:table-cell office:value-type="percentage" office:value="1" table:style-name="ce49">
            <text:p>100,0%</text:p>
          </table:table-cell>
          <table:table-cell office:value-type="float" office:value="324666" table:style-name="ce48">
            <text:p>324.666</text:p>
          </table:table-cell>
          <table:table-cell office:value-type="percentage" office:value="0.99212511803155456" table:style-name="ce49">
            <text:p>99,2%</text:p>
          </table:table-cell>
          <table:table-cell office:value-type="float" office:value="357930" table:style-name="ce48">
            <text:p>357.930</text:p>
          </table:table-cell>
          <table:table-cell office:value-type="percentage" office:value="0.93894853922975419" table:style-name="ce49">
            <text:p>93,9%</text:p>
          </table:table-cell>
          <table:table-cell office:value-type="float" office:value="326327" table:style-name="ce48">
            <text:p>326.327</text:p>
          </table:table-cell>
          <table:table-cell office:value-type="percentage" office:value="0.90595554716520177" table:style-name="ce49">
            <text:p>90,6%</text:p>
          </table:table-cell>
          <table:table-cell office:value-type="float" office:value="219160" table:style-name="ce48">
            <text:p>219.160</text:p>
          </table:table-cell>
          <table:table-cell office:value-type="percentage" office:value="0.84649790268132341" table:style-name="ce49">
            <text:p>84,6%</text:p>
          </table:table-cell>
          <table:table-cell office:value-type="float" office:value="181319" table:style-name="ce48">
            <text:p>181.319</text:p>
          </table:table-cell>
          <table:table-cell office:value-type="percentage" office:value="0.85617081958078944" table:style-name="ce49">
            <text:p>85,6%</text:p>
          </table:table-cell>
          <table:table-cell office:value-type="float" office:value="156271" table:style-name="ce48">
            <text:p>156.271</text:p>
          </table:table-cell>
          <table:table-cell office:value-type="percentage" office:value="0.92908952544025492" table:style-name="ce49">
            <text:p>92,9%</text:p>
          </table:table-cell>
          <table:table-cell office:value-type="float" office:value="2048067" table:style-name="ce48">
            <text:p>2.048.06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87592609899229" table:style-name="ce49">
            <text:p>94,3%</text:p>
          </table:table-cell>
          <table:table-cell office:value-type="percentage" office:value="0.85813498340141348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98" table:style-name="ce48">
            <text:p>139.098</text:p>
          </table:table-cell>
          <table:table-cell office:value-type="percentage" office:value="1" table:style-name="ce49">
            <text:p>100,0%</text:p>
          </table:table-cell>
          <table:table-cell office:value-type="float" office:value="159552" table:style-name="ce48">
            <text:p>159.552</text:p>
          </table:table-cell>
          <table:table-cell office:value-type="percentage" office:value="1" table:style-name="ce49">
            <text:p>100,0%</text:p>
          </table:table-cell>
          <table:table-cell office:value-type="float" office:value="225632" table:style-name="ce48">
            <text:p>225.632</text:p>
          </table:table-cell>
          <table:table-cell office:value-type="percentage" office:value="0.98949251846264497" table:style-name="ce49">
            <text:p>98,9%</text:p>
          </table:table-cell>
          <table:table-cell office:value-type="float" office:value="290365" table:style-name="ce48">
            <text:p>290.365</text:p>
          </table:table-cell>
          <table:table-cell office:value-type="percentage" office:value="0.9324292645958504" table:style-name="ce49">
            <text:p>93,2%</text:p>
          </table:table-cell>
          <table:table-cell office:value-type="float" office:value="292438" table:style-name="ce48">
            <text:p>292.438</text:p>
          </table:table-cell>
          <table:table-cell office:value-type="percentage" office:value="0.88435077914969407" table:style-name="ce49">
            <text:p>88,4%</text:p>
          </table:table-cell>
          <table:table-cell office:value-type="float" office:value="212762" table:style-name="ce48">
            <text:p>212.762</text:p>
          </table:table-cell>
          <table:table-cell office:value-type="percentage" office:value="0.82545557534209368" table:style-name="ce49">
            <text:p>82,5%</text:p>
          </table:table-cell>
          <table:table-cell office:value-type="float" office:value="181171" table:style-name="ce48">
            <text:p>181.171</text:p>
          </table:table-cell>
          <table:table-cell office:value-type="percentage" office:value="0.82729506100679473" table:style-name="ce49">
            <text:p>82,7%</text:p>
          </table:table-cell>
          <table:table-cell office:value-type="float" office:value="160299" table:style-name="ce48">
            <text:p>160.299</text:p>
          </table:table-cell>
          <table:table-cell office:value-type="percentage" office:value="0.90148805506816032" table:style-name="ce49">
            <text:p>90,1%</text:p>
          </table:table-cell>
          <table:table-cell office:value-type="float" office:value="1661317" table:style-name="ce48">
            <text:p>1.661.317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78083038100699" table:style-name="ce49">
            <text:p>91,5%</text:p>
          </table:table-cell>
          <table:table-cell office:value-type="percentage" office:value="0.81093019032966007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51" table:style-name="ce48">
            <text:p>461.251</text:p>
          </table:table-cell>
          <table:table-cell office:value-type="percentage" office:value="1" table:style-name="ce49">
            <text:p>100,0%</text:p>
          </table:table-cell>
          <table:table-cell office:value-type="float" office:value="622240" table:style-name="ce48">
            <text:p>622.240</text:p>
          </table:table-cell>
          <table:table-cell office:value-type="percentage" office:value="0.97877106220192034" table:style-name="ce49">
            <text:p>97,9%</text:p>
          </table:table-cell>
          <table:table-cell office:value-type="float" office:value="810274" table:style-name="ce48">
            <text:p>810.274</text:p>
          </table:table-cell>
          <table:table-cell office:value-type="percentage" office:value="0.95048587422168629" table:style-name="ce49">
            <text:p>95,0%</text:p>
          </table:table-cell>
          <table:table-cell office:value-type="float" office:value="1045367" table:style-name="ce48">
            <text:p>1.045.367</text:p>
          </table:table-cell>
          <table:table-cell office:value-type="percentage" office:value="0.9525843333476095" table:style-name="ce49">
            <text:p>95,3%</text:p>
          </table:table-cell>
          <table:table-cell office:value-type="float" office:value="1167516" table:style-name="ce48">
            <text:p>1.167.516</text:p>
          </table:table-cell>
          <table:table-cell office:value-type="percentage" office:value="0.91531833825939024" table:style-name="ce49">
            <text:p>91,5%</text:p>
          </table:table-cell>
          <table:table-cell office:value-type="float" office:value="834767" table:style-name="ce48">
            <text:p>834.767</text:p>
          </table:table-cell>
          <table:table-cell office:value-type="percentage" office:value="0.86358661243001444" table:style-name="ce49">
            <text:p>86,4%</text:p>
          </table:table-cell>
          <table:table-cell office:value-type="float" office:value="701477" table:style-name="ce48">
            <text:p>701.477</text:p>
          </table:table-cell>
          <table:table-cell office:value-type="percentage" office:value="0.84612248491946795" table:style-name="ce49">
            <text:p>84,6%</text:p>
          </table:table-cell>
          <table:table-cell office:value-type="float" office:value="608993" table:style-name="ce48">
            <text:p>608.993</text:p>
          </table:table-cell>
          <table:table-cell office:value-type="percentage" office:value="0.90709943800894599" table:style-name="ce49">
            <text:p>90,7%</text:p>
          </table:table-cell>
          <table:table-cell office:value-type="float" office:value="6251885" table:style-name="ce48">
            <text:p>6.251.885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77873541780253" table:style-name="ce49">
            <text:p>92,2%</text:p>
          </table:table-cell>
          <table:table-cell office:value-type="percentage" office:value="0.81497572821545583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35" table:style-name="ce48">
            <text:p>299.135</text:p>
          </table:table-cell>
          <table:table-cell office:value-type="percentage" office:value="1" table:style-name="ce49">
            <text:p>100,0%</text:p>
          </table:table-cell>
          <table:table-cell office:value-type="float" office:value="437901" table:style-name="ce48">
            <text:p>437.901</text:p>
          </table:table-cell>
          <table:table-cell office:value-type="percentage" office:value="0.99573646583715347" table:style-name="ce49">
            <text:p>99,6%</text:p>
          </table:table-cell>
          <table:table-cell office:value-type="float" office:value="576883" table:style-name="ce48">
            <text:p>576.883</text:p>
          </table:table-cell>
          <table:table-cell office:value-type="percentage" office:value="0.96607663194560744" table:style-name="ce49">
            <text:p>96,6%</text:p>
          </table:table-cell>
          <table:table-cell office:value-type="float" office:value="724185" table:style-name="ce48">
            <text:p>724.185</text:p>
          </table:table-cell>
          <table:table-cell office:value-type="percentage" office:value="0.95000498494023322" table:style-name="ce49">
            <text:p>95,0%</text:p>
          </table:table-cell>
          <table:table-cell office:value-type="float" office:value="768448" table:style-name="ce48">
            <text:p>768.448</text:p>
          </table:table-cell>
          <table:table-cell office:value-type="percentage" office:value="0.91403232693764769" table:style-name="ce49">
            <text:p>91,4%</text:p>
          </table:table-cell>
          <table:table-cell office:value-type="float" office:value="531588" table:style-name="ce48">
            <text:p>531.588</text:p>
          </table:table-cell>
          <table:table-cell office:value-type="percentage" office:value="0.86588991091687695" table:style-name="ce49">
            <text:p>86,6%</text:p>
          </table:table-cell>
          <table:table-cell office:value-type="float" office:value="449862" table:style-name="ce48">
            <text:p>449.862</text:p>
          </table:table-cell>
          <table:table-cell office:value-type="percentage" office:value="0.87731218297375246" table:style-name="ce49">
            <text:p>87,7%</text:p>
          </table:table-cell>
          <table:table-cell office:value-type="float" office:value="408021" table:style-name="ce48">
            <text:p>408.021</text:p>
          </table:table-cell>
          <table:table-cell office:value-type="percentage" office:value="0.94281475798867298" table:style-name="ce49">
            <text:p>94,3%</text:p>
          </table:table-cell>
          <table:table-cell office:value-type="float" office:value="4196023" table:style-name="ce48">
            <text:p>4.196.02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1047892420925" table:style-name="ce49">
            <text:p>93,4%</text:p>
          </table:table-cell>
          <table:table-cell office:value-type="percentage" office:value="0.83138212558041391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9" table:style-name="ce48">
            <text:p>78.439</text:p>
          </table:table-cell>
          <table:table-cell office:value-type="percentage" office:value="1" table:style-name="ce49">
            <text:p>100,0%</text:p>
          </table:table-cell>
          <table:table-cell office:value-type="float" office:value="96167" table:style-name="ce48">
            <text:p>96.167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6" table:style-name="ce48">
            <text:p>133.496</text:p>
          </table:table-cell>
          <table:table-cell office:value-type="percentage" office:value="1" table:style-name="ce49">
            <text:p>100,0%</text:p>
          </table:table-cell>
          <table:table-cell office:value-type="float" office:value="162380" table:style-name="ce48">
            <text:p>162.380</text:p>
          </table:table-cell>
          <table:table-cell office:value-type="percentage" office:value="0.96681809792025153" table:style-name="ce49">
            <text:p>96,7%</text:p>
          </table:table-cell>
          <table:table-cell office:value-type="float" office:value="147423" table:style-name="ce48">
            <text:p>147.423</text:p>
          </table:table-cell>
          <table:table-cell office:value-type="percentage" office:value="0.93580514929920777" table:style-name="ce49">
            <text:p>93,6%</text:p>
          </table:table-cell>
          <table:table-cell office:value-type="float" office:value="114929" table:style-name="ce48">
            <text:p>114.929</text:p>
          </table:table-cell>
          <table:table-cell office:value-type="percentage" office:value="0.88514502241185444" table:style-name="ce49">
            <text:p>88,5%</text:p>
          </table:table-cell>
          <table:table-cell office:value-type="float" office:value="95760" table:style-name="ce48">
            <text:p>95.760</text:p>
          </table:table-cell>
          <table:table-cell office:value-type="percentage" office:value="0.85115460508772867" table:style-name="ce49">
            <text:p>85,1%</text:p>
          </table:table-cell>
          <table:table-cell office:value-type="float" office:value="81421" table:style-name="ce48">
            <text:p>81.421</text:p>
          </table:table-cell>
          <table:table-cell office:value-type="percentage" office:value="0.94997024816530351" table:style-name="ce49">
            <text:p>95,0%</text:p>
          </table:table-cell>
          <table:table-cell office:value-type="float" office:value="910015" table:style-name="ce48">
            <text:p>910.015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02145511585557" table:style-name="ce49">
            <text:p>95,8%</text:p>
          </table:table-cell>
          <table:table-cell office:value-type="percentage" office:value="0.86012841221967129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06" table:style-name="ce48">
            <text:p>243.106</text:p>
          </table:table-cell>
          <table:table-cell office:value-type="percentage" office:value="1" table:style-name="ce49">
            <text:p>100,0%</text:p>
          </table:table-cell>
          <table:table-cell office:value-type="float" office:value="292396" table:style-name="ce48">
            <text:p>292.396</text:p>
          </table:table-cell>
          <table:table-cell office:value-type="percentage" office:value="1" table:style-name="ce49">
            <text:p>100,0%</text:p>
          </table:table-cell>
          <table:table-cell office:value-type="float" office:value="348305" table:style-name="ce48">
            <text:p>348.305</text:p>
          </table:table-cell>
          <table:table-cell office:value-type="percentage" office:value="0.98512017558249376" table:style-name="ce49">
            <text:p>98,5%</text:p>
          </table:table-cell>
          <table:table-cell office:value-type="float" office:value="393931" table:style-name="ce48">
            <text:p>393.931</text:p>
          </table:table-cell>
          <table:table-cell office:value-type="percentage" office:value="0.96268572825024434" table:style-name="ce49">
            <text:p>96,3%</text:p>
          </table:table-cell>
          <table:table-cell office:value-type="float" office:value="412687" table:style-name="ce48">
            <text:p>412.687</text:p>
          </table:table-cell>
          <table:table-cell office:value-type="percentage" office:value="0.9319162581265793" table:style-name="ce49">
            <text:p>93,2%</text:p>
          </table:table-cell>
          <table:table-cell office:value-type="float" office:value="269172" table:style-name="ce48">
            <text:p>269.172</text:p>
          </table:table-cell>
          <table:table-cell office:value-type="percentage" office:value="0.87224155697703809" table:style-name="ce49">
            <text:p>87,2%</text:p>
          </table:table-cell>
          <table:table-cell office:value-type="float" office:value="204971" table:style-name="ce48">
            <text:p>204.971</text:p>
          </table:table-cell>
          <table:table-cell office:value-type="percentage" office:value="0.88977782794037208" table:style-name="ce49">
            <text:p>89,0%</text:p>
          </table:table-cell>
          <table:table-cell office:value-type="float" office:value="177165" table:style-name="ce48">
            <text:p>177.165</text:p>
          </table:table-cell>
          <table:table-cell office:value-type="percentage" office:value="0.96629832446112229" table:style-name="ce49">
            <text:p>96,6%</text:p>
          </table:table-cell>
          <table:table-cell office:value-type="float" office:value="2341733" table:style-name="ce48">
            <text:p>2.341.73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42504683186169" table:style-name="ce49">
            <text:p>95,3%</text:p>
          </table:table-cell>
          <table:table-cell office:value-type="percentage" office:value="0.86831318903798316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7" table:style-name="ce48">
            <text:p>23.487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73" table:style-name="ce48">
            <text:p>45.973</text:p>
          </table:table-cell>
          <table:table-cell office:value-type="percentage" office:value="0.96785263157894741" table:style-name="ce49">
            <text:p>96,8%</text:p>
          </table:table-cell>
          <table:table-cell office:value-type="float" office:value="48547" table:style-name="ce48">
            <text:p>48.547</text:p>
          </table:table-cell>
          <table:table-cell office:value-type="percentage" office:value="0.93857783620756319" table:style-name="ce49">
            <text:p>93,9%</text:p>
          </table:table-cell>
          <table:table-cell office:value-type="float" office:value="32598" table:style-name="ce48">
            <text:p>32.598</text:p>
          </table:table-cell>
          <table:table-cell office:value-type="percentage" office:value="0.88017064477805373" table:style-name="ce49">
            <text:p>88,0%</text:p>
          </table:table-cell>
          <table:table-cell office:value-type="float" office:value="25875" table:style-name="ce48">
            <text:p>25.875</text:p>
          </table:table-cell>
          <table:table-cell office:value-type="percentage" office:value="0.85775376251408875" table:style-name="ce49">
            <text:p>85,8%</text:p>
          </table:table-cell>
          <table:table-cell office:value-type="float" office:value="25495" table:style-name="ce48">
            <text:p>25.495</text:p>
          </table:table-cell>
          <table:table-cell office:value-type="percentage" office:value="0.98114296709640181" table:style-name="ce49">
            <text:p>98,1%</text:p>
          </table:table-cell>
          <table:table-cell office:value-type="float" office:value="269308" table:style-name="ce48">
            <text:p>269.308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76053986265408" table:style-name="ce49">
            <text:p>95,7%</text:p>
          </table:table-cell>
          <table:table-cell office:value-type="percentage" office:value="0.85176610495420269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54" table:style-name="ce48">
            <text:p>374.954</text:p>
          </table:table-cell>
          <table:table-cell office:value-type="percentage" office:value="1" table:style-name="ce49">
            <text:p>100,0%</text:p>
          </table:table-cell>
          <table:table-cell office:value-type="float" office:value="512804" table:style-name="ce48">
            <text:p>512.804</text:p>
          </table:table-cell>
          <table:table-cell office:value-type="percentage" office:value="0.97297030642254057" table:style-name="ce49">
            <text:p>97,3%</text:p>
          </table:table-cell>
          <table:table-cell office:value-type="float" office:value="694465" table:style-name="ce48">
            <text:p>694.465</text:p>
          </table:table-cell>
          <table:table-cell office:value-type="percentage" office:value="0.96392156100702608" table:style-name="ce49">
            <text:p>96,4%</text:p>
          </table:table-cell>
          <table:table-cell office:value-type="float" office:value="951040" table:style-name="ce48">
            <text:p>951.040</text:p>
          </table:table-cell>
          <table:table-cell office:value-type="percentage" office:value="0.96088037592989806" table:style-name="ce49">
            <text:p>96,1%</text:p>
          </table:table-cell>
          <table:table-cell office:value-type="float" office:value="1054295" table:style-name="ce48">
            <text:p>1.054.295</text:p>
          </table:table-cell>
          <table:table-cell office:value-type="percentage" office:value="0.91199386176692188" table:style-name="ce49">
            <text:p>91,2%</text:p>
          </table:table-cell>
          <table:table-cell office:value-type="float" office:value="782228" table:style-name="ce48">
            <text:p>782.228</text:p>
          </table:table-cell>
          <table:table-cell office:value-type="percentage" office:value="0.86832792359165401" table:style-name="ce49">
            <text:p>86,8%</text:p>
          </table:table-cell>
          <table:table-cell office:value-type="float" office:value="639242" table:style-name="ce48">
            <text:p>639.242</text:p>
          </table:table-cell>
          <table:table-cell office:value-type="percentage" office:value="0.86905841423574248" table:style-name="ce49">
            <text:p>86,9%</text:p>
          </table:table-cell>
          <table:table-cell office:value-type="float" office:value="506172" table:style-name="ce48">
            <text:p>506.172</text:p>
          </table:table-cell>
          <table:table-cell office:value-type="percentage" office:value="0.88686967796194416" table:style-name="ce49">
            <text:p>88,7%</text:p>
          </table:table-cell>
          <table:table-cell office:value-type="float" office:value="5515200" table:style-name="ce48">
            <text:p>5.515.200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67860968549509" table:style-name="ce49">
            <text:p>92,4%</text:p>
          </table:table-cell>
          <table:table-cell office:value-type="percentage" office:value="0.8163618138294817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81" table:style-name="ce48">
            <text:p>72.881</text:p>
          </table:table-cell>
          <table:table-cell office:value-type="percentage" office:value="1" table:style-name="ce49">
            <text:p>100,0%</text:p>
          </table:table-cell>
          <table:table-cell office:value-type="float" office:value="103888" table:style-name="ce48">
            <text:p>103.888</text:p>
          </table:table-cell>
          <table:table-cell office:value-type="percentage" office:value="0.99967283154673703" table:style-name="ce49">
            <text:p>100,0%</text:p>
          </table:table-cell>
          <table:table-cell office:value-type="float" office:value="149901" table:style-name="ce48">
            <text:p>149.901</text:p>
          </table:table-cell>
          <table:table-cell office:value-type="percentage" office:value="0.97629297712011776" table:style-name="ce49">
            <text:p>97,6%</text:p>
          </table:table-cell>
          <table:table-cell office:value-type="float" office:value="210065" table:style-name="ce48">
            <text:p>210.065</text:p>
          </table:table-cell>
          <table:table-cell office:value-type="percentage" office:value="0.96314585310610124" table:style-name="ce49">
            <text:p>96,3%</text:p>
          </table:table-cell>
          <table:table-cell office:value-type="float" office:value="236997" table:style-name="ce48">
            <text:p>236.997</text:p>
          </table:table-cell>
          <table:table-cell office:value-type="percentage" office:value="0.93872094681306151" table:style-name="ce49">
            <text:p>93,9%</text:p>
          </table:table-cell>
          <table:table-cell office:value-type="float" office:value="175055" table:style-name="ce48">
            <text:p>175.055</text:p>
          </table:table-cell>
          <table:table-cell office:value-type="percentage" office:value="0.87934637371027857" table:style-name="ce49">
            <text:p>87,9%</text:p>
          </table:table-cell>
          <table:table-cell office:value-type="float" office:value="150413" table:style-name="ce48">
            <text:p>150.413</text:p>
          </table:table-cell>
          <table:table-cell office:value-type="percentage" office:value="0.86474568670625906" table:style-name="ce49">
            <text:p>86,5%</text:p>
          </table:table-cell>
          <table:table-cell office:value-type="float" office:value="132166" table:style-name="ce48">
            <text:p>132.166</text:p>
          </table:table-cell>
          <table:table-cell office:value-type="percentage" office:value="0.91390994080876253" table:style-name="ce49">
            <text:p>91,4%</text:p>
          </table:table-cell>
          <table:table-cell office:value-type="float" office:value="1231366" table:style-name="ce48">
            <text:p>1.231.36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54228628414693" table:style-name="ce49">
            <text:p>93,5%</text:p>
          </table:table-cell>
          <table:table-cell office:value-type="percentage" office:value="0.81381635820011688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8" table:style-name="ce48">
            <text:p>42.588</text:p>
          </table:table-cell>
          <table:table-cell office:value-type="percentage" office:value="1" table:style-name="ce49">
            <text:p>100,0%</text:p>
          </table:table-cell>
          <table:table-cell office:value-type="float" office:value="56013" table:style-name="ce48">
            <text:p>56.013</text:p>
          </table:table-cell>
          <table:table-cell office:value-type="percentage" office:value="0.98893008474576272" table:style-name="ce49">
            <text:p>98,9%</text:p>
          </table:table-cell>
          <table:table-cell office:value-type="float" office:value="72646" table:style-name="ce48">
            <text:p>72.646</text:p>
          </table:table-cell>
          <table:table-cell office:value-type="percentage" office:value="0.96003700277520809" table:style-name="ce49">
            <text:p>96,0%</text:p>
          </table:table-cell>
          <table:table-cell office:value-type="float" office:value="92574" table:style-name="ce48">
            <text:p>92.574</text:p>
          </table:table-cell>
          <table:table-cell office:value-type="percentage" office:value="0.94755266228581958" table:style-name="ce49">
            <text:p>94,8%</text:p>
          </table:table-cell>
          <table:table-cell office:value-type="float" office:value="96644" table:style-name="ce48">
            <text:p>96.644</text:p>
          </table:table-cell>
          <table:table-cell office:value-type="percentage" office:value="0.91412464648184411" table:style-name="ce49">
            <text:p>91,4%</text:p>
          </table:table-cell>
          <table:table-cell office:value-type="float" office:value="66119" table:style-name="ce48">
            <text:p>66.119</text:p>
          </table:table-cell>
          <table:table-cell office:value-type="percentage" office:value="0.86172112239179455" table:style-name="ce49">
            <text:p>86,2%</text:p>
          </table:table-cell>
          <table:table-cell office:value-type="float" office:value="60120" table:style-name="ce48">
            <text:p>60.120</text:p>
          </table:table-cell>
          <table:table-cell office:value-type="percentage" office:value="0.87381180779628498" table:style-name="ce49">
            <text:p>87,4%</text:p>
          </table:table-cell>
          <table:table-cell office:value-type="float" office:value="53257" table:style-name="ce48">
            <text:p>53.257</text:p>
          </table:table-cell>
          <table:table-cell office:value-type="percentage" office:value="0.92587055162462406" table:style-name="ce49">
            <text:p>92,6%</text:p>
          </table:table-cell>
          <table:table-cell office:value-type="float" office:value="539961" table:style-name="ce48">
            <text:p>539.961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68803496881969" table:style-name="ce49">
            <text:p>93,1%</text:p>
          </table:table-cell>
          <table:table-cell office:value-type="percentage" office:value="0.82104115537957645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70" table:style-name="ce48">
            <text:p>165.070</text:p>
          </table:table-cell>
          <table:table-cell office:value-type="percentage" office:value="1" table:style-name="ce49">
            <text:p>100,0%</text:p>
          </table:table-cell>
          <table:table-cell office:value-type="float" office:value="214616" table:style-name="ce48">
            <text:p>214.616</text:p>
          </table:table-cell>
          <table:table-cell office:value-type="percentage" office:value="0.99191185306379004" table:style-name="ce49">
            <text:p>99,2%</text:p>
          </table:table-cell>
          <table:table-cell office:value-type="float" office:value="280554" table:style-name="ce48">
            <text:p>280.554</text:p>
          </table:table-cell>
          <table:table-cell office:value-type="percentage" office:value="0.98729954286800181" table:style-name="ce49">
            <text:p>98,7%</text:p>
          </table:table-cell>
          <table:table-cell office:value-type="float" office:value="327562" table:style-name="ce48">
            <text:p>327.562</text:p>
          </table:table-cell>
          <table:table-cell office:value-type="percentage" office:value="0.97064898197453375" table:style-name="ce49">
            <text:p>97,1%</text:p>
          </table:table-cell>
          <table:table-cell office:value-type="float" office:value="327066" table:style-name="ce48">
            <text:p>327.066</text:p>
          </table:table-cell>
          <table:table-cell office:value-type="percentage" office:value="0.93967201434218994" table:style-name="ce49">
            <text:p>94,0%</text:p>
          </table:table-cell>
          <table:table-cell office:value-type="float" office:value="212880" table:style-name="ce48">
            <text:p>212.880</text:p>
          </table:table-cell>
          <table:table-cell office:value-type="percentage" office:value="0.89582763481810335" table:style-name="ce49">
            <text:p>89,6%</text:p>
          </table:table-cell>
          <table:table-cell office:value-type="float" office:value="176312" table:style-name="ce48">
            <text:p>176.312</text:p>
          </table:table-cell>
          <table:table-cell office:value-type="percentage" office:value="0.88503375749818036" table:style-name="ce49">
            <text:p>88,5%</text:p>
          </table:table-cell>
          <table:table-cell office:value-type="float" office:value="160730" table:style-name="ce48">
            <text:p>160.730</text:p>
          </table:table-cell>
          <table:table-cell office:value-type="percentage" office:value="0.93005896410654043" table:style-name="ce49">
            <text:p>93,0%</text:p>
          </table:table-cell>
          <table:table-cell office:value-type="float" office:value="1864790" table:style-name="ce48">
            <text:p>1.864.79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73335317731256" table:style-name="ce49">
            <text:p>95,4%</text:p>
          </table:table-cell>
          <table:table-cell office:value-type="percentage" office:value="0.85309628767541912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6" table:style-name="ce48">
            <text:p>2.406</text:p>
          </table:table-cell>
          <table:table-cell office:value-type="percentage" office:value="0.84807895664434263" table:style-name="ce49">
            <text:p>84,8%</text:p>
          </table:table-cell>
          <table:table-cell office:value-type="float" office:value="3927" table:style-name="ce48">
            <text:p>3.927</text:p>
          </table:table-cell>
          <table:table-cell office:value-type="percentage" office:value="0.89168937329700271" table:style-name="ce49">
            <text:p>89,2%</text:p>
          </table:table-cell>
          <table:table-cell office:value-type="float" office:value="7706" table:style-name="ce48">
            <text:p>7.706</text:p>
          </table:table-cell>
          <table:table-cell office:value-type="percentage" office:value="0.92520110457437865" table:style-name="ce49">
            <text:p>92,5%</text:p>
          </table:table-cell>
          <table:table-cell office:value-type="float" office:value="10670" table:style-name="ce48">
            <text:p>10.670</text:p>
          </table:table-cell>
          <table:table-cell office:value-type="percentage" office:value="0.92324997836808864" table:style-name="ce49">
            <text:p>92,3%</text:p>
          </table:table-cell>
          <table:table-cell office:value-type="float" office:value="11285" table:style-name="ce48">
            <text:p>11.285</text:p>
          </table:table-cell>
          <table:table-cell office:value-type="percentage" office:value="0.91324755199482077" table:style-name="ce49">
            <text:p>91,3%</text:p>
          </table:table-cell>
          <table:table-cell office:value-type="float" office:value="9512" table:style-name="ce48">
            <text:p>9.512</text:p>
          </table:table-cell>
          <table:table-cell office:value-type="percentage" office:value="0.83445916308448109" table:style-name="ce49">
            <text:p>83,4%</text:p>
          </table:table-cell>
          <table:table-cell office:value-type="float" office:value="9692" table:style-name="ce48">
            <text:p>9.692</text:p>
          </table:table-cell>
          <table:table-cell office:value-type="percentage" office:value="0.89203865623561895" table:style-name="ce49">
            <text:p>89,2%</text:p>
          </table:table-cell>
          <table:table-cell office:value-type="float" office:value="9276" table:style-name="ce48">
            <text:p>9.276</text:p>
          </table:table-cell>
          <table:table-cell office:value-type="percentage" office:value="0.99946126494989762" table:style-name="ce49">
            <text:p>99,9%</text:p>
          </table:table-cell>
          <table:table-cell office:value-type="float" office:value="64474" table:style-name="ce48">
            <text:p>64.474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771375072153626" table:style-name="ce49">
            <text:p>90,8%</text:p>
          </table:table-cell>
          <table:table-cell office:value-type="percentage" office:value="0.77198654166217662" table:style-name="ce49">
            <text:p>77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7" table:style-name="ce48">
            <text:p>7.507</text:p>
          </table:table-cell>
          <table:table-cell office:value-type="percentage" office:value="0.93778888194878196" table:style-name="ce49">
            <text:p>93,8%</text:p>
          </table:table-cell>
          <table:table-cell office:value-type="float" office:value="10153" table:style-name="ce48">
            <text:p>10.153</text:p>
          </table:table-cell>
          <table:table-cell office:value-type="percentage" office:value="0.94000555504119987" table:style-name="ce49">
            <text:p>94,0%</text:p>
          </table:table-cell>
          <table:table-cell office:value-type="float" office:value="10639" table:style-name="ce48">
            <text:p>10.639</text:p>
          </table:table-cell>
          <table:table-cell office:value-type="percentage" office:value="0.97399981690011905" table:style-name="ce49">
            <text:p>97,4%</text:p>
          </table:table-cell>
          <table:table-cell office:value-type="float" office:value="9320" table:style-name="ce48">
            <text:p>9.320</text:p>
          </table:table-cell>
          <table:table-cell office:value-type="percentage" office:value="0.8509861212563915" table:style-name="ce49">
            <text:p>85,1%</text:p>
          </table:table-cell>
          <table:table-cell office:value-type="float" office:value="10241" table:style-name="ce48">
            <text:p>10.241</text:p>
          </table:table-cell>
          <table:table-cell office:value-type="percentage" office:value="0.8759729706611924" table:style-name="ce49">
            <text:p>87,6%</text:p>
          </table:table-cell>
          <table:table-cell office:value-type="float" office:value="8970" table:style-name="ce48">
            <text:p>8.970</text:p>
          </table:table-cell>
          <table:table-cell office:value-type="percentage" office:value="0.93632567849686843" table:style-name="ce49">
            <text:p>93,6%</text:p>
          </table:table-cell>
          <table:table-cell office:value-type="float" office:value="62356" table:style-name="ce48">
            <text:p>62.356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342688893446222" table:style-name="ce49">
            <text:p>91,3%</text:p>
          </table:table-cell>
          <table:table-cell office:value-type="percentage" office:value="0.74213896360477016" table:style-name="ce49">
            <text:p>74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9" table:style-name="ce48">
            <text:p>9.659</text:p>
          </table:table-cell>
          <table:table-cell office:value-type="string" table:style-name="ce49">
            <text:p>-</text:p>
          </table:table-cell>
          <table:table-cell office:value-type="float" office:value="22691" table:style-name="ce48">
            <text:p>22.691</text:p>
          </table:table-cell>
          <table:table-cell office:value-type="string" table:style-name="ce49">
            <text:p>-</text:p>
          </table:table-cell>
          <table:table-cell office:value-type="float" office:value="32676" table:style-name="ce48">
            <text:p>32.676</text:p>
          </table:table-cell>
          <table:table-cell office:value-type="string" table:style-name="ce49">
            <text:p>-</text:p>
          </table:table-cell>
          <table:table-cell office:value-type="float" office:value="25118" table:style-name="ce48">
            <text:p>25.118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26" table:style-name="ce48">
            <text:p>95.12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0" table:style-name="ce51">
            <text:p>1.970</text:p>
          </table:table-cell>
          <table:table-cell office:value-type="string" table:style-name="ce52">
            <text:p>-</text:p>
          </table:table-cell>
          <table:table-cell office:value-type="float" office:value="2423" table:style-name="ce51">
            <text:p>2.423</text:p>
          </table:table-cell>
          <table:table-cell office:value-type="string" table:style-name="ce52">
            <text:p>-</text:p>
          </table:table-cell>
          <table:table-cell office:value-type="float" office:value="2121" table:style-name="ce51">
            <text:p>2.121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11" table:style-name="ce51">
            <text:p>8.111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485" table:style-name="ce55">
            <text:p>2.950.485</text:p>
          </table:table-cell>
          <table:table-cell office:value-type="percentage" office:value="1" table:style-name="ce56">
            <text:p>100,0%</text:p>
          </table:table-cell>
          <table:table-cell office:value-type="float" office:value="3967905" table:style-name="ce55">
            <text:p>3.967.905</text:p>
          </table:table-cell>
          <table:table-cell office:value-type="percentage" office:value="0.99276326307680418" table:style-name="ce56">
            <text:p>99,3%</text:p>
          </table:table-cell>
          <table:table-cell office:value-type="float" office:value="5336654" table:style-name="ce55">
            <text:p>5.336.654</text:p>
          </table:table-cell>
          <table:table-cell office:value-type="percentage" office:value="0.96895124245142217" table:style-name="ce56">
            <text:p>96,9%</text:p>
          </table:table-cell>
          <table:table-cell office:value-type="float" office:value="6770737" table:style-name="ce55">
            <text:p>6.770.737</text:p>
          </table:table-cell>
          <table:table-cell office:value-type="percentage" office:value="0.94965057504410411" table:style-name="ce56">
            <text:p>95,0%</text:p>
          </table:table-cell>
          <table:table-cell office:value-type="float" office:value="7136536" table:style-name="ce55">
            <text:p>7.136.536</text:p>
          </table:table-cell>
          <table:table-cell office:value-type="percentage" office:value="0.91297317268122746" table:style-name="ce56">
            <text:p>91,3%</text:p>
          </table:table-cell>
          <table:table-cell office:value-type="float" office:value="5131803" table:style-name="ce55">
            <text:p>5.131.803</text:p>
          </table:table-cell>
          <table:table-cell office:value-type="percentage" office:value="0.86364620112352364" table:style-name="ce56">
            <text:p>86,4%</text:p>
          </table:table-cell>
          <table:table-cell office:value-type="float" office:value="4256603" table:style-name="ce55">
            <text:p>4.256.603</text:p>
          </table:table-cell>
          <table:table-cell office:value-type="percentage" office:value="0.86435419693559179" table:style-name="ce56">
            <text:p>86,4%</text:p>
          </table:table-cell>
          <table:table-cell office:value-type="float" office:value="3671390" table:style-name="ce55">
            <text:p>3.671.390</text:p>
          </table:table-cell>
          <table:table-cell office:value-type="percentage" office:value="0.9215424243504331" table:style-name="ce56">
            <text:p>92,2%</text:p>
          </table:table-cell>
          <table:table-cell office:value-type="float" office:value="39222113" table:style-name="ce55">
            <text:p>39.222.113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76371501238364" table:style-name="ce56">
            <text:p>93,0%</text:p>
          </table:table-cell>
          <table:table-cell office:value-type="percentage" office:value="0.827493485738648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04" table:style-name="ce45">
            <text:p>430.804</text:p>
          </table:table-cell>
          <table:table-cell office:value-type="percentage" office:value="1" table:style-name="ce46">
            <text:p>100,0%</text:p>
          </table:table-cell>
          <table:table-cell office:value-type="float" office:value="653006" table:style-name="ce45">
            <text:p>653.006</text:p>
          </table:table-cell>
          <table:table-cell office:value-type="percentage" office:value="0.99798723260530353" table:style-name="ce46">
            <text:p>99,8%</text:p>
          </table:table-cell>
          <table:table-cell office:value-type="float" office:value="933864" table:style-name="ce45">
            <text:p>933.864</text:p>
          </table:table-cell>
          <table:table-cell office:value-type="percentage" office:value="0.97457288393484232" table:style-name="ce46">
            <text:p>97,5%</text:p>
          </table:table-cell>
          <table:table-cell office:value-type="float" office:value="1222555" table:style-name="ce45">
            <text:p>1.222.555</text:p>
          </table:table-cell>
          <table:table-cell office:value-type="percentage" office:value="0.94949017195677821" table:style-name="ce46">
            <text:p>94,9%</text:p>
          </table:table-cell>
          <table:table-cell office:value-type="float" office:value="1267343" table:style-name="ce45">
            <text:p>1.267.343</text:p>
          </table:table-cell>
          <table:table-cell office:value-type="percentage" office:value="0.9154880029125877" table:style-name="ce46">
            <text:p>91,5%</text:p>
          </table:table-cell>
          <table:table-cell office:value-type="float" office:value="952654" table:style-name="ce45">
            <text:p>952.654</text:p>
          </table:table-cell>
          <table:table-cell office:value-type="percentage" office:value="0.86465542357636282" table:style-name="ce46">
            <text:p>86,5%</text:p>
          </table:table-cell>
          <table:table-cell office:value-type="float" office:value="793269" table:style-name="ce45">
            <text:p>793.269</text:p>
          </table:table-cell>
          <table:table-cell office:value-type="percentage" office:value="0.85655838602674406" table:style-name="ce46">
            <text:p>85,7%</text:p>
          </table:table-cell>
          <table:table-cell office:value-type="float" office:value="755057" table:style-name="ce45">
            <text:p>755.057</text:p>
          </table:table-cell>
          <table:table-cell office:value-type="percentage" office:value="0.9769824777510655" table:style-name="ce46">
            <text:p>97,7%</text:p>
          </table:table-cell>
          <table:table-cell office:value-type="float" office:value="7008552" table:style-name="ce45">
            <text:p>7.008.552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347726859531921" table:style-name="ce46">
            <text:p>93,3%</text:p>
          </table:table-cell>
          <table:table-cell office:value-type="percentage" office:value="0.82432052722248794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3" table:style-name="ce48">
            <text:p>100.523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5" table:style-name="ce48">
            <text:p>119.265</text:p>
          </table:table-cell>
          <table:table-cell office:value-type="percentage" office:value="0.99699059561128522" table:style-name="ce49">
            <text:p>99,7%</text:p>
          </table:table-cell>
          <table:table-cell office:value-type="float" office:value="155522" table:style-name="ce48">
            <text:p>155.522</text:p>
          </table:table-cell>
          <table:table-cell office:value-type="percentage" office:value="0.96411877750914388" table:style-name="ce49">
            <text:p>96,4%</text:p>
          </table:table-cell>
          <table:table-cell office:value-type="float" office:value="188440" table:style-name="ce48">
            <text:p>188.440</text:p>
          </table:table-cell>
          <table:table-cell office:value-type="percentage" office:value="0.93765238592824796" table:style-name="ce49">
            <text:p>93,8%</text:p>
          </table:table-cell>
          <table:table-cell office:value-type="float" office:value="191111" table:style-name="ce48">
            <text:p>191.111</text:p>
          </table:table-cell>
          <table:table-cell office:value-type="percentage" office:value="0.89455946301436551" table:style-name="ce49">
            <text:p>89,5%</text:p>
          </table:table-cell>
          <table:table-cell office:value-type="float" office:value="130044" table:style-name="ce48">
            <text:p>130.044</text:p>
          </table:table-cell>
          <table:table-cell office:value-type="percentage" office:value="0.82161766006646531" table:style-name="ce49">
            <text:p>82,2%</text:p>
          </table:table-cell>
          <table:table-cell office:value-type="float" office:value="108380" table:style-name="ce48">
            <text:p>108.380</text:p>
          </table:table-cell>
          <table:table-cell office:value-type="percentage" office:value="0.82860594198688053" table:style-name="ce49">
            <text:p>82,9%</text:p>
          </table:table-cell>
          <table:table-cell office:value-type="float" office:value="97470" table:style-name="ce48">
            <text:p>97.470</text:p>
          </table:table-cell>
          <table:table-cell office:value-type="percentage" office:value="0.91061969225594885" table:style-name="ce49">
            <text:p>91,1%</text:p>
          </table:table-cell>
          <table:table-cell office:value-type="float" office:value="1090755" table:style-name="ce48">
            <text:p>1.090.75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05705695606554" table:style-name="ce49">
            <text:p>91,7%</text:p>
          </table:table-cell>
          <table:table-cell office:value-type="percentage" office:value="0.81941849537198763" table:style-name="ce49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14" table:style-name="ce48">
            <text:p>88.614</text:p>
          </table:table-cell>
          <table:table-cell office:value-type="percentage" office:value="1" table:style-name="ce49">
            <text:p>100,0%</text:p>
          </table:table-cell>
          <table:table-cell office:value-type="float" office:value="114665" table:style-name="ce48">
            <text:p>114.665</text:p>
          </table:table-cell>
          <table:table-cell office:value-type="percentage" office:value="1" table:style-name="ce49">
            <text:p>100,0%</text:p>
          </table:table-cell>
          <table:table-cell office:value-type="float" office:value="149545" table:style-name="ce48">
            <text:p>149.545</text:p>
          </table:table-cell>
          <table:table-cell office:value-type="percentage" office:value="0.98391341535627341" table:style-name="ce49">
            <text:p>98,4%</text:p>
          </table:table-cell>
          <table:table-cell office:value-type="float" office:value="155065" table:style-name="ce48">
            <text:p>155.065</text:p>
          </table:table-cell>
          <table:table-cell office:value-type="percentage" office:value="0.95670119630066075" table:style-name="ce49">
            <text:p>95,7%</text:p>
          </table:table-cell>
          <table:table-cell office:value-type="float" office:value="152505" table:style-name="ce48">
            <text:p>152.505</text:p>
          </table:table-cell>
          <table:table-cell office:value-type="percentage" office:value="0.91914778206364511" table:style-name="ce49">
            <text:p>91,9%</text:p>
          </table:table-cell>
          <table:table-cell office:value-type="float" office:value="92040" table:style-name="ce48">
            <text:p>92.040</text:p>
          </table:table-cell>
          <table:table-cell office:value-type="percentage" office:value="0.847584053927121" table:style-name="ce49">
            <text:p>84,8%</text:p>
          </table:table-cell>
          <table:table-cell office:value-type="float" office:value="67595" table:style-name="ce48">
            <text:p>67.595</text:p>
          </table:table-cell>
          <table:table-cell office:value-type="percentage" office:value="0.85301986320385659" table:style-name="ce49">
            <text:p>85,3%</text:p>
          </table:table-cell>
          <table:table-cell office:value-type="float" office:value="67075" table:style-name="ce48">
            <text:p>67.075</text:p>
          </table:table-cell>
          <table:table-cell office:value-type="percentage" office:value="1.027874831433125" table:style-name="ce49">
            <text:p>102,8%</text:p>
          </table:table-cell>
          <table:table-cell office:value-type="float" office:value="887104" table:style-name="ce48">
            <text:p>887.10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41701354295305" table:style-name="ce49">
            <text:p>95,3%</text:p>
          </table:table-cell>
          <table:table-cell office:value-type="percentage" office:value="0.87581561256959051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7" table:style-name="ce48">
            <text:p>51.427</text:p>
          </table:table-cell>
          <table:table-cell office:value-type="percentage" office:value="0.95886860701433818" table:style-name="ce49">
            <text:p>95,9%</text:p>
          </table:table-cell>
          <table:table-cell office:value-type="float" office:value="79856" table:style-name="ce48">
            <text:p>79.856</text:p>
          </table:table-cell>
          <table:table-cell office:value-type="percentage" office:value="0.91542288557213936" table:style-name="ce49">
            <text:p>91,5%</text:p>
          </table:table-cell>
          <table:table-cell office:value-type="float" office:value="112164" table:style-name="ce48">
            <text:p>112.164</text:p>
          </table:table-cell>
          <table:table-cell office:value-type="percentage" office:value="0.88045653999827311" table:style-name="ce49">
            <text:p>88,0%</text:p>
          </table:table-cell>
          <table:table-cell office:value-type="float" office:value="153075" table:style-name="ce48">
            <text:p>153.075</text:p>
          </table:table-cell>
          <table:table-cell office:value-type="percentage" office:value="0.86235549947044643" table:style-name="ce49">
            <text:p>86,2%</text:p>
          </table:table-cell>
          <table:table-cell office:value-type="float" office:value="172809" table:style-name="ce48">
            <text:p>172.809</text:p>
          </table:table-cell>
          <table:table-cell office:value-type="percentage" office:value="0.79774077544859046" table:style-name="ce49">
            <text:p>79,8%</text:p>
          </table:table-cell>
          <table:table-cell office:value-type="float" office:value="133492" table:style-name="ce48">
            <text:p>133.492</text:p>
          </table:table-cell>
          <table:table-cell office:value-type="percentage" office:value="0.72531472938977548" table:style-name="ce49">
            <text:p>72,5%</text:p>
          </table:table-cell>
          <table:table-cell office:value-type="float" office:value="102813" table:style-name="ce48">
            <text:p>102.813</text:p>
          </table:table-cell>
          <table:table-cell office:value-type="percentage" office:value="0.74929489188342213" table:style-name="ce49">
            <text:p>74,9%</text:p>
          </table:table-cell>
          <table:table-cell office:value-type="float" office:value="85392" table:style-name="ce48">
            <text:p>85.392</text:p>
          </table:table-cell>
          <table:table-cell office:value-type="percentage" office:value="0.85790065905802926" table:style-name="ce49">
            <text:p>85,8%</text:p>
          </table:table-cell>
          <table:table-cell office:value-type="float" office:value="891028" table:style-name="ce48">
            <text:p>891.028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59849868951529" table:style-name="ce49">
            <text:p>82,3%</text:p>
          </table:table-cell>
          <table:table-cell office:value-type="percentage" office:value="0.73048554036605107" table:style-name="ce49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38" table:style-name="ce48">
            <text:p>92.838</text:p>
          </table:table-cell>
          <table:table-cell office:value-type="percentage" office:value="0.92503138638129967" table:style-name="ce49">
            <text:p>92,5%</text:p>
          </table:table-cell>
          <table:table-cell office:value-type="float" office:value="152065" table:style-name="ce48">
            <text:p>152.065</text:p>
          </table:table-cell>
          <table:table-cell office:value-type="percentage" office:value="0.90814352089628891" table:style-name="ce49">
            <text:p>90,8%</text:p>
          </table:table-cell>
          <table:table-cell office:value-type="float" office:value="225578" table:style-name="ce48">
            <text:p>225.578</text:p>
          </table:table-cell>
          <table:table-cell office:value-type="percentage" office:value="0.89673431257577862" table:style-name="ce49">
            <text:p>89,7%</text:p>
          </table:table-cell>
          <table:table-cell office:value-type="float" office:value="324646" table:style-name="ce48">
            <text:p>324.646</text:p>
          </table:table-cell>
          <table:table-cell office:value-type="percentage" office:value="0.88159849231629861" table:style-name="ce49">
            <text:p>88,2%</text:p>
          </table:table-cell>
          <table:table-cell office:value-type="float" office:value="322386" table:style-name="ce48">
            <text:p>322.386</text:p>
          </table:table-cell>
          <table:table-cell office:value-type="percentage" office:value="0.8180205782722878" table:style-name="ce49">
            <text:p>81,8%</text:p>
          </table:table-cell>
          <table:table-cell office:value-type="float" office:value="233747" table:style-name="ce48">
            <text:p>233.747</text:p>
          </table:table-cell>
          <table:table-cell office:value-type="percentage" office:value="0.7471249304805313" table:style-name="ce49">
            <text:p>74,7%</text:p>
          </table:table-cell>
          <table:table-cell office:value-type="float" office:value="191712" table:style-name="ce48">
            <text:p>191.712</text:p>
          </table:table-cell>
          <table:table-cell office:value-type="percentage" office:value="0.75278300238346729" table:style-name="ce49">
            <text:p>75,3%</text:p>
          </table:table-cell>
          <table:table-cell office:value-type="float" office:value="169845" table:style-name="ce48">
            <text:p>169.845</text:p>
          </table:table-cell>
          <table:table-cell office:value-type="percentage" office:value="0.92174314167096305" table:style-name="ce49">
            <text:p>92,2%</text:p>
          </table:table-cell>
          <table:table-cell office:value-type="float" office:value="1712817" table:style-name="ce48">
            <text:p>1.712.817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229459069108481" table:style-name="ce49">
            <text:p>84,2%</text:p>
          </table:table-cell>
          <table:table-cell office:value-type="percentage" office:value="0.76316193994837744" table:style-name="ce4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3" table:style-name="ce48">
            <text:p>42.283</text:p>
          </table:table-cell>
          <table:table-cell office:value-type="percentage" office:value="1" table:style-name="ce49">
            <text:p>100,0%</text:p>
          </table:table-cell>
          <table:table-cell office:value-type="float" office:value="56100" table:style-name="ce48">
            <text:p>56.100</text:p>
          </table:table-cell>
          <table:table-cell office:value-type="percentage" office:value="1" table:style-name="ce49">
            <text:p>100,0%</text:p>
          </table:table-cell>
          <table:table-cell office:value-type="float" office:value="77172" table:style-name="ce48">
            <text:p>77.172</text:p>
          </table:table-cell>
          <table:table-cell office:value-type="percentage" office:value="0.97369317536621369" table:style-name="ce49">
            <text:p>97,4%</text:p>
          </table:table-cell>
          <table:table-cell office:value-type="float" office:value="85119" table:style-name="ce48">
            <text:p>85.119</text:p>
          </table:table-cell>
          <table:table-cell office:value-type="percentage" office:value="0.93568209299769156" table:style-name="ce49">
            <text:p>93,6%</text:p>
          </table:table-cell>
          <table:table-cell office:value-type="float" office:value="89313" table:style-name="ce48">
            <text:p>89.313</text:p>
          </table:table-cell>
          <table:table-cell office:value-type="percentage" office:value="0.91710307436387162" table:style-name="ce49">
            <text:p>91,7%</text:p>
          </table:table-cell>
          <table:table-cell office:value-type="float" office:value="56709" table:style-name="ce48">
            <text:p>56.709</text:p>
          </table:table-cell>
          <table:table-cell office:value-type="percentage" office:value="0.84441168587510052" table:style-name="ce49">
            <text:p>84,4%</text:p>
          </table:table-cell>
          <table:table-cell office:value-type="float" office:value="43346" table:style-name="ce48">
            <text:p>43.346</text:p>
          </table:table-cell>
          <table:table-cell office:value-type="percentage" office:value="0.85204332357045975" table:style-name="ce49">
            <text:p>85,2%</text:p>
          </table:table-cell>
          <table:table-cell office:value-type="float" office:value="45983" table:style-name="ce48">
            <text:p>45.983</text:p>
          </table:table-cell>
          <table:table-cell office:value-type="percentage" office:value="1.0154583397743082" table:style-name="ce49">
            <text:p>101,5%</text:p>
          </table:table-cell>
          <table:table-cell office:value-type="float" office:value="496025" table:style-name="ce48">
            <text:p>496.02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111318971961555" table:style-name="ce49">
            <text:p>94,1%</text:p>
          </table:table-cell>
          <table:table-cell office:value-type="percentage" office:value="0.84985993437904239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94" table:style-name="ce48">
            <text:p>228.194</text:p>
          </table:table-cell>
          <table:table-cell office:value-type="percentage" office:value="1" table:style-name="ce49">
            <text:p>100,0%</text:p>
          </table:table-cell>
          <table:table-cell office:value-type="float" office:value="250724" table:style-name="ce48">
            <text:p>250.724</text:p>
          </table:table-cell>
          <table:table-cell office:value-type="percentage" office:value="1" table:style-name="ce49">
            <text:p>100,0%</text:p>
          </table:table-cell>
          <table:table-cell office:value-type="float" office:value="323856" table:style-name="ce48">
            <text:p>323.856</text:p>
          </table:table-cell>
          <table:table-cell office:value-type="percentage" office:value="0.98964989319863217" table:style-name="ce49">
            <text:p>99,0%</text:p>
          </table:table-cell>
          <table:table-cell office:value-type="float" office:value="355372" table:style-name="ce48">
            <text:p>355.372</text:p>
          </table:table-cell>
          <table:table-cell office:value-type="percentage" office:value="0.93223820379168054" table:style-name="ce49">
            <text:p>93,2%</text:p>
          </table:table-cell>
          <table:table-cell office:value-type="float" office:value="323793" table:style-name="ce48">
            <text:p>323.793</text:p>
          </table:table-cell>
          <table:table-cell office:value-type="percentage" office:value="0.8989206056601573" table:style-name="ce49">
            <text:p>89,9%</text:p>
          </table:table-cell>
          <table:table-cell office:value-type="float" office:value="216095" table:style-name="ce48">
            <text:p>216.095</text:p>
          </table:table-cell>
          <table:table-cell office:value-type="percentage" office:value="0.83465944643146828" table:style-name="ce49">
            <text:p>83,5%</text:p>
          </table:table-cell>
          <table:table-cell office:value-type="float" office:value="178131" table:style-name="ce48">
            <text:p>178.131</text:p>
          </table:table-cell>
          <table:table-cell office:value-type="percentage" office:value="0.84111739124275775" table:style-name="ce49">
            <text:p>84,1%</text:p>
          </table:table-cell>
          <table:table-cell office:value-type="float" office:value="162612" table:style-name="ce48">
            <text:p>162.612</text:p>
          </table:table-cell>
          <table:table-cell office:value-type="percentage" office:value="0.96678914136910066" table:style-name="ce49">
            <text:p>96,7%</text:p>
          </table:table-cell>
          <table:table-cell office:value-type="float" office:value="2038777" table:style-name="ce48">
            <text:p>2.038.77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859905558964873" table:style-name="ce49">
            <text:p>93,9%</text:p>
          </table:table-cell>
          <table:table-cell office:value-type="percentage" office:value="0.8542424964877533" table:style-name="ce49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57" table:style-name="ce48">
            <text:p>137.057</text:p>
          </table:table-cell>
          <table:table-cell office:value-type="percentage" office:value="1" table:style-name="ce49">
            <text:p>100,0%</text:p>
          </table:table-cell>
          <table:table-cell office:value-type="float" office:value="158165" table:style-name="ce48">
            <text:p>158.165</text:p>
          </table:table-cell>
          <table:table-cell office:value-type="percentage" office:value="1" table:style-name="ce49">
            <text:p>100,0%</text:p>
          </table:table-cell>
          <table:table-cell office:value-type="float" office:value="223000" table:style-name="ce48">
            <text:p>223.000</text:p>
          </table:table-cell>
          <table:table-cell office:value-type="percentage" office:value="0.9779500763064185" table:style-name="ce49">
            <text:p>97,8%</text:p>
          </table:table-cell>
          <table:table-cell office:value-type="float" office:value="286422" table:style-name="ce48">
            <text:p>286.422</text:p>
          </table:table-cell>
          <table:table-cell office:value-type="percentage" office:value="0.91976737838263112" table:style-name="ce49">
            <text:p>92,0%</text:p>
          </table:table-cell>
          <table:table-cell office:value-type="float" office:value="286804" table:style-name="ce48">
            <text:p>286.804</text:p>
          </table:table-cell>
          <table:table-cell office:value-type="percentage" office:value="0.86731321122169103" table:style-name="ce49">
            <text:p>86,7%</text:p>
          </table:table-cell>
          <table:table-cell office:value-type="float" office:value="206520" table:style-name="ce48">
            <text:p>206.520</text:p>
          </table:table-cell>
          <table:table-cell office:value-type="percentage" office:value="0.80123840450667505" table:style-name="ce49">
            <text:p>80,1%</text:p>
          </table:table-cell>
          <table:table-cell office:value-type="float" office:value="174137" table:style-name="ce48">
            <text:p>174.137</text:p>
          </table:table-cell>
          <table:table-cell office:value-type="percentage" office:value="0.7951751662161175" table:style-name="ce49">
            <text:p>79,5%</text:p>
          </table:table-cell>
          <table:table-cell office:value-type="float" office:value="166548" table:style-name="ce48">
            <text:p>166.548</text:p>
          </table:table-cell>
          <table:table-cell office:value-type="percentage" office:value="0.93663112430827367" table:style-name="ce49">
            <text:p>93,7%</text:p>
          </table:table-cell>
          <table:table-cell office:value-type="float" office:value="1638653" table:style-name="ce48">
            <text:p>1.638.65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30121767629434" table:style-name="ce49">
            <text:p>90,2%</text:p>
          </table:table-cell>
          <table:table-cell office:value-type="percentage" office:value="0.79986732765286117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650" table:style-name="ce48">
            <text:p>455.650</text:p>
          </table:table-cell>
          <table:table-cell office:value-type="percentage" office:value="1" table:style-name="ce49">
            <text:p>100,0%</text:p>
          </table:table-cell>
          <table:table-cell office:value-type="float" office:value="618474" table:style-name="ce48">
            <text:p>618.474</text:p>
          </table:table-cell>
          <table:table-cell office:value-type="percentage" office:value="0.97284721960058895" table:style-name="ce49">
            <text:p>97,3%</text:p>
          </table:table-cell>
          <table:table-cell office:value-type="float" office:value="802145" table:style-name="ce48">
            <text:p>802.145</text:p>
          </table:table-cell>
          <table:table-cell office:value-type="percentage" office:value="0.94095021138226642" table:style-name="ce49">
            <text:p>94,1%</text:p>
          </table:table-cell>
          <table:table-cell office:value-type="float" office:value="1039583" table:style-name="ce48">
            <text:p>1.039.583</text:p>
          </table:table-cell>
          <table:table-cell office:value-type="percentage" office:value="0.94731369845662616" table:style-name="ce49">
            <text:p>94,7%</text:p>
          </table:table-cell>
          <table:table-cell office:value-type="float" office:value="1155594" table:style-name="ce48">
            <text:p>1.155.594</text:p>
          </table:table-cell>
          <table:table-cell office:value-type="percentage" office:value="0.90597163532021985" table:style-name="ce49">
            <text:p>90,6%</text:p>
          </table:table-cell>
          <table:table-cell office:value-type="float" office:value="818364" table:style-name="ce48">
            <text:p>818.364</text:p>
          </table:table-cell>
          <table:table-cell office:value-type="percentage" office:value="0.84661731296838083" table:style-name="ce49">
            <text:p>84,7%</text:p>
          </table:table-cell>
          <table:table-cell office:value-type="float" office:value="683049" table:style-name="ce48">
            <text:p>683.049</text:p>
          </table:table-cell>
          <table:table-cell office:value-type="percentage" office:value="0.8238946069532681" table:style-name="ce49">
            <text:p>82,4%</text:p>
          </table:table-cell>
          <table:table-cell office:value-type="float" office:value="608371" table:style-name="ce48">
            <text:p>608.371</text:p>
          </table:table-cell>
          <table:table-cell office:value-type="percentage" office:value="0.90617296455121898" table:style-name="ce49">
            <text:p>90,6%</text:p>
          </table:table-cell>
          <table:table-cell office:value-type="float" office:value="6181230" table:style-name="ce48">
            <text:p>6.181.23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36135305217292" table:style-name="ce49">
            <text:p>91,1%</text:p>
          </table:table-cell>
          <table:table-cell office:value-type="percentage" office:value="0.80576536844763169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68" table:style-name="ce48">
            <text:p>295.468</text:p>
          </table:table-cell>
          <table:table-cell office:value-type="percentage" office:value="1" table:style-name="ce49">
            <text:p>100,0%</text:p>
          </table:table-cell>
          <table:table-cell office:value-type="float" office:value="435607" table:style-name="ce48">
            <text:p>435.607</text:p>
          </table:table-cell>
          <table:table-cell office:value-type="percentage" office:value="0.99052017390671609" table:style-name="ce49">
            <text:p>99,1%</text:p>
          </table:table-cell>
          <table:table-cell office:value-type="float" office:value="579537" table:style-name="ce48">
            <text:p>579.537</text:p>
          </table:table-cell>
          <table:table-cell office:value-type="percentage" office:value="0.97052115081890344" table:style-name="ce49">
            <text:p>97,1%</text:p>
          </table:table-cell>
          <table:table-cell office:value-type="float" office:value="733443" table:style-name="ce48">
            <text:p>733.443</text:p>
          </table:table-cell>
          <table:table-cell office:value-type="percentage" office:value="0.96214987353993719" table:style-name="ce49">
            <text:p>96,2%</text:p>
          </table:table-cell>
          <table:table-cell office:value-type="float" office:value="769506" table:style-name="ce48">
            <text:p>769.506</text:p>
          </table:table-cell>
          <table:table-cell office:value-type="percentage" office:value="0.91529076758932493" table:style-name="ce49">
            <text:p>91,5%</text:p>
          </table:table-cell>
          <table:table-cell office:value-type="float" office:value="529881" table:style-name="ce48">
            <text:p>529.881</text:p>
          </table:table-cell>
          <table:table-cell office:value-type="percentage" office:value="0.86310942287362702" table:style-name="ce49">
            <text:p>86,3%</text:p>
          </table:table-cell>
          <table:table-cell office:value-type="float" office:value="446609" table:style-name="ce48">
            <text:p>446.609</text:p>
          </table:table-cell>
          <table:table-cell office:value-type="percentage" office:value="0.87096824520791849" table:style-name="ce49">
            <text:p>87,1%</text:p>
          </table:table-cell>
          <table:table-cell office:value-type="float" office:value="427274" table:style-name="ce48">
            <text:p>427.274</text:p>
          </table:table-cell>
          <table:table-cell office:value-type="percentage" office:value="0.98730269497122025" table:style-name="ce49">
            <text:p>98,7%</text:p>
          </table:table-cell>
          <table:table-cell office:value-type="float" office:value="4217325" table:style-name="ce48">
            <text:p>4.217.32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84697016446472" table:style-name="ce49">
            <text:p>93,9%</text:p>
          </table:table-cell>
          <table:table-cell office:value-type="percentage" office:value="0.83560281313124807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2" table:style-name="ce48">
            <text:p>77.682</text:p>
          </table:table-cell>
          <table:table-cell office:value-type="percentage" office:value="1" table:style-name="ce49">
            <text:p>100,0%</text:p>
          </table:table-cell>
          <table:table-cell office:value-type="float" office:value="95764" table:style-name="ce48">
            <text:p>95.764</text:p>
          </table:table-cell>
          <table:table-cell office:value-type="percentage" office:value="1" table:style-name="ce49">
            <text:p>100,0%</text:p>
          </table:table-cell>
          <table:table-cell office:value-type="float" office:value="132862" table:style-name="ce48">
            <text:p>132.862</text:p>
          </table:table-cell>
          <table:table-cell office:value-type="percentage" office:value="1.0166583770134292" table:style-name="ce49">
            <text:p>101,7%</text:p>
          </table:table-cell>
          <table:table-cell office:value-type="float" office:value="161571" table:style-name="ce48">
            <text:p>161.571</text:p>
          </table:table-cell>
          <table:table-cell office:value-type="percentage" office:value="0.96200127416598691" table:style-name="ce49">
            <text:p>96,2%</text:p>
          </table:table-cell>
          <table:table-cell office:value-type="float" office:value="146184" table:style-name="ce48">
            <text:p>146.184</text:p>
          </table:table-cell>
          <table:table-cell office:value-type="percentage" office:value="0.92794028031687992" table:style-name="ce49">
            <text:p>92,8%</text:p>
          </table:table-cell>
          <table:table-cell office:value-type="float" office:value="113283" table:style-name="ce48">
            <text:p>113.283</text:p>
          </table:table-cell>
          <table:table-cell office:value-type="percentage" office:value="0.87246807658538839" table:style-name="ce49">
            <text:p>87,2%</text:p>
          </table:table-cell>
          <table:table-cell office:value-type="float" office:value="93488" table:style-name="ce48">
            <text:p>93.488</text:p>
          </table:table-cell>
          <table:table-cell office:value-type="percentage" office:value="0.83096012657102736" table:style-name="ce49">
            <text:p>83,1%</text:p>
          </table:table-cell>
          <table:table-cell office:value-type="float" office:value="86200" table:style-name="ce48">
            <text:p>86.200</text:p>
          </table:table-cell>
          <table:table-cell office:value-type="percentage" office:value="1.0057286866023405" table:style-name="ce49">
            <text:p>100,6%</text:p>
          </table:table-cell>
          <table:table-cell office:value-type="float" office:value="907034" table:style-name="ce48">
            <text:p>907.034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488319700175806" table:style-name="ce49">
            <text:p>95,5%</text:p>
          </table:table-cell>
          <table:table-cell office:value-type="percentage" office:value="0.85731082921628465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36" table:style-name="ce48">
            <text:p>241.736</text:p>
          </table:table-cell>
          <table:table-cell office:value-type="percentage" office:value="1" table:style-name="ce49">
            <text:p>100,0%</text:p>
          </table:table-cell>
          <table:table-cell office:value-type="float" office:value="291508" table:style-name="ce48">
            <text:p>291.508</text:p>
          </table:table-cell>
          <table:table-cell office:value-type="percentage" office:value="0.99835267766936431" table:style-name="ce49">
            <text:p>99,8%</text:p>
          </table:table-cell>
          <table:table-cell office:value-type="float" office:value="348117" table:style-name="ce48">
            <text:p>348.117</text:p>
          </table:table-cell>
          <table:table-cell office:value-type="percentage" office:value="0.98458845024691288" table:style-name="ce49">
            <text:p>98,5%</text:p>
          </table:table-cell>
          <table:table-cell office:value-type="float" office:value="392944" table:style-name="ce48">
            <text:p>392.944</text:p>
          </table:table-cell>
          <table:table-cell office:value-type="percentage" office:value="0.96027370478983387" table:style-name="ce49">
            <text:p>96,0%</text:p>
          </table:table-cell>
          <table:table-cell office:value-type="float" office:value="411275" table:style-name="ce48">
            <text:p>411.275</text:p>
          </table:table-cell>
          <table:table-cell office:value-type="percentage" office:value="0.92872772600302145" table:style-name="ce49">
            <text:p>92,9%</text:p>
          </table:table-cell>
          <table:table-cell office:value-type="float" office:value="267267" table:style-name="ce48">
            <text:p>267.267</text:p>
          </table:table-cell>
          <table:table-cell office:value-type="percentage" office:value="0.86606847743666515" table:style-name="ce49">
            <text:p>86,6%</text:p>
          </table:table-cell>
          <table:table-cell office:value-type="float" office:value="202386" table:style-name="ce48">
            <text:p>202.386</text:p>
          </table:table-cell>
          <table:table-cell office:value-type="percentage" office:value="0.87855635912173013" table:style-name="ce49">
            <text:p>87,9%</text:p>
          </table:table-cell>
          <table:table-cell office:value-type="float" office:value="192133" table:style-name="ce48">
            <text:p>192.133</text:p>
          </table:table-cell>
          <table:table-cell office:value-type="percentage" office:value="1.0479372109259097" table:style-name="ce49">
            <text:p>104,8%</text:p>
          </table:table-cell>
          <table:table-cell office:value-type="float" office:value="2347366" table:style-name="ce48">
            <text:p>2.347.36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71849501267647" table:style-name="ce49">
            <text:p>95,6%</text:p>
          </table:table-cell>
          <table:table-cell office:value-type="percentage" office:value="0.87040190205259715" table:style-name="ce49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3" table:style-name="ce48">
            <text:p>25.113</text:p>
          </table:table-cell>
          <table:table-cell office:value-type="percentage" office:value="1" table:style-name="ce49">
            <text:p>100,0%</text:p>
          </table:table-cell>
          <table:table-cell office:value-type="float" office:value="30714" table:style-name="ce48">
            <text:p>30.714</text:p>
          </table:table-cell>
          <table:table-cell office:value-type="percentage" office:value="1" table:style-name="ce49">
            <text:p>100,0%</text:p>
          </table:table-cell>
          <table:table-cell office:value-type="float" office:value="39700" table:style-name="ce48">
            <text:p>39.700</text:p>
          </table:table-cell>
          <table:table-cell office:value-type="percentage" office:value="1.0281245144248201" table:style-name="ce49">
            <text:p>102,8%</text:p>
          </table:table-cell>
          <table:table-cell office:value-type="float" office:value="46287" table:style-name="ce48">
            <text:p>46.287</text:p>
          </table:table-cell>
          <table:table-cell office:value-type="percentage" office:value="0.97446315789473681" table:style-name="ce49">
            <text:p>97,4%</text:p>
          </table:table-cell>
          <table:table-cell office:value-type="float" office:value="48612" table:style-name="ce48">
            <text:p>48.612</text:p>
          </table:table-cell>
          <table:table-cell office:value-type="percentage" office:value="0.93983450622534992" table:style-name="ce49">
            <text:p>94,0%</text:p>
          </table:table-cell>
          <table:table-cell office:value-type="float" office:value="32419" table:style-name="ce48">
            <text:p>32.419</text:p>
          </table:table-cell>
          <table:table-cell office:value-type="percentage" office:value="0.87533750945026456" table:style-name="ce49">
            <text:p>87,5%</text:p>
          </table:table-cell>
          <table:table-cell office:value-type="float" office:value="25464" table:style-name="ce48">
            <text:p>25.464</text:p>
          </table:table-cell>
          <table:table-cell office:value-type="percentage" office:value="0.84412915202545913" table:style-name="ce49">
            <text:p>84,4%</text:p>
          </table:table-cell>
          <table:table-cell office:value-type="float" office:value="25501" table:style-name="ce48">
            <text:p>25.501</text:p>
          </table:table-cell>
          <table:table-cell office:value-type="percentage" office:value="0.98137386954011929" table:style-name="ce49">
            <text:p>98,1%</text:p>
          </table:table-cell>
          <table:table-cell office:value-type="float" office:value="273810" table:style-name="ce48">
            <text:p>273.810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275462823159098" table:style-name="ce49">
            <text:p>97,3%</text:p>
          </table:table-cell>
          <table:table-cell office:value-type="percentage" office:value="0.86600500986792162" table:style-name="ce49">
            <text:p>86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899" table:style-name="ce48">
            <text:p>371.899</text:p>
          </table:table-cell>
          <table:table-cell office:value-type="percentage" office:value="1" table:style-name="ce49">
            <text:p>100,0%</text:p>
          </table:table-cell>
          <table:table-cell office:value-type="float" office:value="511049" table:style-name="ce48">
            <text:p>511.049</text:p>
          </table:table-cell>
          <table:table-cell office:value-type="percentage" office:value="0.96964045157005974" table:style-name="ce49">
            <text:p>97,0%</text:p>
          </table:table-cell>
          <table:table-cell office:value-type="float" office:value="690641" table:style-name="ce48">
            <text:p>690.641</text:p>
          </table:table-cell>
          <table:table-cell office:value-type="percentage" office:value="0.95861382620499735" table:style-name="ce49">
            <text:p>95,9%</text:p>
          </table:table-cell>
          <table:table-cell office:value-type="float" office:value="960579" table:style-name="ce48">
            <text:p>960.579</text:p>
          </table:table-cell>
          <table:table-cell office:value-type="percentage" office:value="0.97051807561234604" table:style-name="ce49">
            <text:p>97,1%</text:p>
          </table:table-cell>
          <table:table-cell office:value-type="float" office:value="1051336" table:style-name="ce48">
            <text:p>1.051.336</text:p>
          </table:table-cell>
          <table:table-cell office:value-type="percentage" office:value="0.90943424625421587" table:style-name="ce49">
            <text:p>90,9%</text:p>
          </table:table-cell>
          <table:table-cell office:value-type="float" office:value="771447" table:style-name="ce48">
            <text:p>771.447</text:p>
          </table:table-cell>
          <table:table-cell office:value-type="percentage" office:value="0.85636025771387725" table:style-name="ce49">
            <text:p>85,6%</text:p>
          </table:table-cell>
          <table:table-cell office:value-type="float" office:value="626804" table:style-name="ce48">
            <text:p>626.804</text:p>
          </table:table-cell>
          <table:table-cell office:value-type="percentage" office:value="0.8521487797682572" table:style-name="ce49">
            <text:p>85,2%</text:p>
          </table:table-cell>
          <table:table-cell office:value-type="float" office:value="529592" table:style-name="ce48">
            <text:p>529.592</text:p>
          </table:table-cell>
          <table:table-cell office:value-type="percentage" office:value="0.92790412446998638" table:style-name="ce49">
            <text:p>92,8%</text:p>
          </table:table-cell>
          <table:table-cell office:value-type="float" office:value="5513347" table:style-name="ce48">
            <text:p>5.513.347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36827162635904" table:style-name="ce49">
            <text:p>92,3%</text:p>
          </table:table-cell>
          <table:table-cell office:value-type="percentage" office:value="0.81608753212781615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33" table:style-name="ce48">
            <text:p>75.933</text:p>
          </table:table-cell>
          <table:table-cell office:value-type="percentage" office:value="1" table:style-name="ce49">
            <text:p>100,0%</text:p>
          </table:table-cell>
          <table:table-cell office:value-type="float" office:value="108260" table:style-name="ce48">
            <text:p>108.260</text:p>
          </table:table-cell>
          <table:table-cell office:value-type="percentage" office:value="1" table:style-name="ce49">
            <text:p>100,0%</text:p>
          </table:table-cell>
          <table:table-cell office:value-type="float" office:value="153916" table:style-name="ce48">
            <text:p>153.916</text:p>
          </table:table-cell>
          <table:table-cell office:value-type="percentage" office:value="1.0024423443900978" table:style-name="ce49">
            <text:p>100,2%</text:p>
          </table:table-cell>
          <table:table-cell office:value-type="float" office:value="211809" table:style-name="ce48">
            <text:p>211.809</text:p>
          </table:table-cell>
          <table:table-cell office:value-type="percentage" office:value="0.97114207507462069" table:style-name="ce49">
            <text:p>97,1%</text:p>
          </table:table-cell>
          <table:table-cell office:value-type="float" office:value="235582" table:style-name="ce48">
            <text:p>235.582</text:p>
          </table:table-cell>
          <table:table-cell office:value-type="percentage" office:value="0.93311627612212245" table:style-name="ce49">
            <text:p>93,3%</text:p>
          </table:table-cell>
          <table:table-cell office:value-type="float" office:value="171495" table:style-name="ce48">
            <text:p>171.495</text:p>
          </table:table-cell>
          <table:table-cell office:value-type="percentage" office:value="0.8614635763585401" table:style-name="ce49">
            <text:p>86,1%</text:p>
          </table:table-cell>
          <table:table-cell office:value-type="float" office:value="145245" table:style-name="ce48">
            <text:p>145.245</text:p>
          </table:table-cell>
          <table:table-cell office:value-type="percentage" office:value="0.83503412115741726" table:style-name="ce49">
            <text:p>83,5%</text:p>
          </table:table-cell>
          <table:table-cell office:value-type="float" office:value="132873" table:style-name="ce48">
            <text:p>132.873</text:p>
          </table:table-cell>
          <table:table-cell office:value-type="percentage" office:value="0.91879874979255405" table:style-name="ce49">
            <text:p>91,9%</text:p>
          </table:table-cell>
          <table:table-cell office:value-type="float" office:value="1235113" table:style-name="ce48">
            <text:p>1.235.11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738606298961613" table:style-name="ce49">
            <text:p>93,7%</text:p>
          </table:table-cell>
          <table:table-cell office:value-type="percentage" office:value="0.81629277048872628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899" table:style-name="ce48">
            <text:p>55.899</text:p>
          </table:table-cell>
          <table:table-cell office:value-type="percentage" office:value="0.98691737288135595" table:style-name="ce49">
            <text:p>98,7%</text:p>
          </table:table-cell>
          <table:table-cell office:value-type="float" office:value="72583" table:style-name="ce48">
            <text:p>72.583</text:p>
          </table:table-cell>
          <table:table-cell office:value-type="percentage" office:value="0.95920444033302499" table:style-name="ce49">
            <text:p>95,9%</text:p>
          </table:table-cell>
          <table:table-cell office:value-type="float" office:value="92534" table:style-name="ce48">
            <text:p>92.534</text:p>
          </table:table-cell>
          <table:table-cell office:value-type="percentage" office:value="0.94714323732317962" table:style-name="ce49">
            <text:p>94,7%</text:p>
          </table:table-cell>
          <table:table-cell office:value-type="float" office:value="96358" table:style-name="ce48">
            <text:p>96.358</text:p>
          </table:table-cell>
          <table:table-cell office:value-type="percentage" office:value="0.91141946407120489" table:style-name="ce49">
            <text:p>91,1%</text:p>
          </table:table-cell>
          <table:table-cell office:value-type="float" office:value="65610" table:style-name="ce48">
            <text:p>65.610</text:p>
          </table:table-cell>
          <table:table-cell office:value-type="percentage" office:value="0.85508738547354979" table:style-name="ce49">
            <text:p>85,5%</text:p>
          </table:table-cell>
          <table:table-cell office:value-type="float" office:value="59234" table:style-name="ce48">
            <text:p>59.234</text:p>
          </table:table-cell>
          <table:table-cell office:value-type="percentage" office:value="0.86093427516641963" table:style-name="ce49">
            <text:p>86,1%</text:p>
          </table:table-cell>
          <table:table-cell office:value-type="float" office:value="55844" table:style-name="ce48">
            <text:p>55.844</text:p>
          </table:table-cell>
          <table:table-cell office:value-type="percentage" office:value="0.9708454303645625" table:style-name="ce49">
            <text:p>97,1%</text:p>
          </table:table-cell>
          <table:table-cell office:value-type="float" office:value="540378" table:style-name="ce48">
            <text:p>540.37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40678486109341" table:style-name="ce49">
            <text:p>93,1%</text:p>
          </table:table-cell>
          <table:table-cell office:value-type="percentage" office:value="0.82167522739920995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69" table:style-name="ce48">
            <text:p>163.169</text:p>
          </table:table-cell>
          <table:table-cell office:value-type="percentage" office:value="1.0228364028434236" table:style-name="ce49">
            <text:p>102,3%</text:p>
          </table:table-cell>
          <table:table-cell office:value-type="float" office:value="213792" table:style-name="ce48">
            <text:p>213.792</text:p>
          </table:table-cell>
          <table:table-cell office:value-type="percentage" office:value="0.98810349130639752" table:style-name="ce49">
            <text:p>98,8%</text:p>
          </table:table-cell>
          <table:table-cell office:value-type="float" office:value="277054" table:style-name="ce48">
            <text:p>277.054</text:p>
          </table:table-cell>
          <table:table-cell office:value-type="percentage" office:value="0.97498266839806735" table:style-name="ce49">
            <text:p>97,5%</text:p>
          </table:table-cell>
          <table:table-cell office:value-type="float" office:value="326062" table:style-name="ce48">
            <text:p>326.062</text:p>
          </table:table-cell>
          <table:table-cell office:value-type="percentage" office:value="0.96620410291969294" table:style-name="ce49">
            <text:p>96,6%</text:p>
          </table:table-cell>
          <table:table-cell office:value-type="float" office:value="324394" table:style-name="ce48">
            <text:p>324.394</text:p>
          </table:table-cell>
          <table:table-cell office:value-type="percentage" office:value="0.93199526523857679" table:style-name="ce49">
            <text:p>93,2%</text:p>
          </table:table-cell>
          <table:table-cell office:value-type="float" office:value="209315" table:style-name="ce48">
            <text:p>209.315</text:p>
          </table:table-cell>
          <table:table-cell office:value-type="percentage" office:value="0.88082563595429963" table:style-name="ce49">
            <text:p>88,1%</text:p>
          </table:table-cell>
          <table:table-cell office:value-type="float" office:value="172947" table:style-name="ce48">
            <text:p>172.947</text:p>
          </table:table-cell>
          <table:table-cell office:value-type="percentage" office:value="0.86814245915217225" table:style-name="ce49">
            <text:p>86,8%</text:p>
          </table:table-cell>
          <table:table-cell office:value-type="float" office:value="165959" table:style-name="ce48">
            <text:p>165.959</text:p>
          </table:table-cell>
          <table:table-cell office:value-type="percentage" office:value="0.96031640405747121" table:style-name="ce49">
            <text:p>96,0%</text:p>
          </table:table-cell>
          <table:table-cell office:value-type="float" office:value="1852692" table:style-name="ce48">
            <text:p>1.852.69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54591861002135" table:style-name="ce49">
            <text:p>94,8%</text:p>
          </table:table-cell>
          <table:table-cell office:value-type="percentage" office:value="0.84756174550804519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2" table:style-name="ce48">
            <text:p>2.392</text:p>
          </table:table-cell>
          <table:table-cell office:value-type="percentage" office:value="0.8431441663729291" table:style-name="ce49">
            <text:p>84,3%</text:p>
          </table:table-cell>
          <table:table-cell office:value-type="float" office:value="3888" table:style-name="ce48">
            <text:p>3.888</text:p>
          </table:table-cell>
          <table:table-cell office:value-type="percentage" office:value="0.8828337874659401" table:style-name="ce49">
            <text:p>88,3%</text:p>
          </table:table-cell>
          <table:table-cell office:value-type="float" office:value="7622" table:style-name="ce48">
            <text:p>7.622</text:p>
          </table:table-cell>
          <table:table-cell office:value-type="percentage" office:value="0.91511586024732861" table:style-name="ce49">
            <text:p>91,5%</text:p>
          </table:table-cell>
          <table:table-cell office:value-type="float" office:value="10572" table:style-name="ce48">
            <text:p>10.572</text:p>
          </table:table-cell>
          <table:table-cell office:value-type="percentage" office:value="0.91477026910097781" table:style-name="ce49">
            <text:p>91,5%</text:p>
          </table:table-cell>
          <table:table-cell office:value-type="float" office:value="11117" table:style-name="ce48">
            <text:p>11.117</text:p>
          </table:table-cell>
          <table:table-cell office:value-type="percentage" office:value="0.89965201909848669" table:style-name="ce49">
            <text:p>90,0%</text:p>
          </table:table-cell>
          <table:table-cell office:value-type="float" office:value="9182" table:style-name="ce48">
            <text:p>9.182</text:p>
          </table:table-cell>
          <table:table-cell office:value-type="percentage" office:value="0.80550925519782435" table:style-name="ce49">
            <text:p>80,6%</text:p>
          </table:table-cell>
          <table:table-cell office:value-type="float" office:value="8957" table:style-name="ce48">
            <text:p>8.957</text:p>
          </table:table-cell>
          <table:table-cell office:value-type="percentage" office:value="0.82439024390243898" table:style-name="ce49">
            <text:p>82,4%</text:p>
          </table:table-cell>
          <table:table-cell office:value-type="float" office:value="8808" table:style-name="ce48">
            <text:p>8.808</text:p>
          </table:table-cell>
          <table:table-cell office:value-type="percentage" office:value="0.94903566426031682" table:style-name="ce49">
            <text:p>94,9%</text:p>
          </table:table-cell>
          <table:table-cell office:value-type="float" office:value="62538" table:style-name="ce48">
            <text:p>62.538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8045727801320584" table:style-name="ce49">
            <text:p>88,0%</text:p>
          </table:table-cell>
          <table:table-cell office:value-type="percentage" office:value="0.74880563238622078" table:style-name="ce49">
            <text:p>74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1" table:style-name="ce48">
            <text:p>2.051</text:p>
          </table:table-cell>
          <table:table-cell office:value-type="percentage" office:value="0.81680605336519319" table:style-name="ce49">
            <text:p>81,7%</text:p>
          </table:table-cell>
          <table:table-cell office:value-type="float" office:value="3364" table:style-name="ce48">
            <text:p>3.364</text:p>
          </table:table-cell>
          <table:table-cell office:value-type="percentage" office:value="0.88456481724953984" table:style-name="ce49">
            <text:p>88,5%</text:p>
          </table:table-cell>
          <table:table-cell office:value-type="float" office:value="7399" table:style-name="ce48">
            <text:p>7.399</text:p>
          </table:table-cell>
          <table:table-cell office:value-type="percentage" office:value="0.92429731417863836" table:style-name="ce49">
            <text:p>92,4%</text:p>
          </table:table-cell>
          <table:table-cell office:value-type="float" office:value="10037" table:style-name="ce48">
            <text:p>10.037</text:p>
          </table:table-cell>
          <table:table-cell office:value-type="percentage" office:value="0.92926580872141473" table:style-name="ce49">
            <text:p>92,9%</text:p>
          </table:table-cell>
          <table:table-cell office:value-type="float" office:value="10498" table:style-name="ce48">
            <text:p>10.498</text:p>
          </table:table-cell>
          <table:table-cell office:value-type="percentage" office:value="0.96109127529067107" table:style-name="ce49">
            <text:p>96,1%</text:p>
          </table:table-cell>
          <table:table-cell office:value-type="float" office:value="9021" table:style-name="ce48">
            <text:p>9.021</text:p>
          </table:table-cell>
          <table:table-cell office:value-type="percentage" office:value="0.82368517165814459" table:style-name="ce49">
            <text:p>82,4%</text:p>
          </table:table-cell>
          <table:table-cell office:value-type="float" office:value="9479" table:style-name="ce48">
            <text:p>9.479</text:p>
          </table:table-cell>
          <table:table-cell office:value-type="percentage" office:value="0.81079462834659144" table:style-name="ce49">
            <text:p>81,1%</text:p>
          </table:table-cell>
          <table:table-cell office:value-type="float" office:value="8642" table:style-name="ce48">
            <text:p>8.642</text:p>
          </table:table-cell>
          <table:table-cell office:value-type="percentage" office:value="0.90208768267223383" table:style-name="ce49">
            <text:p>90,2%</text:p>
          </table:table-cell>
          <table:table-cell office:value-type="float" office:value="60491" table:style-name="ce48">
            <text:p>60.491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8610728620396684" table:style-name="ce49">
            <text:p>88,6%</text:p>
          </table:table-cell>
          <table:table-cell office:value-type="percentage" office:value="0.71994239603913257" table:style-name="ce49">
            <text:p>7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9" table:style-name="ce48">
            <text:p>3.789</text:p>
          </table:table-cell>
          <table:table-cell office:value-type="string" table:style-name="ce49">
            <text:p>-</text:p>
          </table:table-cell>
          <table:table-cell office:value-type="float" office:value="10049" table:style-name="ce48">
            <text:p>10.049</text:p>
          </table:table-cell>
          <table:table-cell office:value-type="string" table:style-name="ce49">
            <text:p>-</text:p>
          </table:table-cell>
          <table:table-cell office:value-type="float" office:value="23279" table:style-name="ce48">
            <text:p>23.279</text:p>
          </table:table-cell>
          <table:table-cell office:value-type="string" table:style-name="ce49">
            <text:p>-</text:p>
          </table:table-cell>
          <table:table-cell office:value-type="float" office:value="33067" table:style-name="ce48">
            <text:p>33.067</text:p>
          </table:table-cell>
          <table:table-cell office:value-type="string" table:style-name="ce49">
            <text:p>-</text:p>
          </table:table-cell>
          <table:table-cell office:value-type="float" office:value="24938" table:style-name="ce48">
            <text:p>24.938</text:p>
          </table:table-cell>
          <table:table-cell office:value-type="string" table:style-name="ce49">
            <text:p>-</text:p>
          </table:table-cell>
          <table:table-cell office:value-type="float" office:value="1354" table:style-name="ce48">
            <text:p>1.354</text:p>
          </table:table-cell>
          <table:table-cell office:value-type="string" table:style-name="ce49">
            <text:p>-</text:p>
          </table:table-cell>
          <table:table-cell office:value-type="float" office:value="96518" table:style-name="ce48">
            <text:p>96.51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5" table:style-name="ce51">
            <text:p>315</text:p>
          </table:table-cell>
          <table:table-cell office:value-type="string" table:style-name="ce52">
            <text:p>-</text:p>
          </table:table-cell>
          <table:table-cell office:value-type="float" office:value="950" table:style-name="ce51">
            <text:p>950</text:p>
          </table:table-cell>
          <table:table-cell office:value-type="string" table:style-name="ce52">
            <text:p>-</text:p>
          </table:table-cell>
          <table:table-cell office:value-type="float" office:value="2013" table:style-name="ce51">
            <text:p>2.013</text:p>
          </table:table-cell>
          <table:table-cell office:value-type="string" table:style-name="ce52">
            <text:p>-</text:p>
          </table:table-cell>
          <table:table-cell office:value-type="float" office:value="2500" table:style-name="ce51">
            <text:p>2.500</text:p>
          </table:table-cell>
          <table:table-cell office:value-type="string" table:style-name="ce52">
            <text:p>-</text:p>
          </table:table-cell>
          <table:table-cell office:value-type="float" office:value="2195" table:style-name="ce51">
            <text:p>2.195</text:p>
          </table:table-cell>
          <table:table-cell office:value-type="string" table:style-name="ce52">
            <text:p>-</text:p>
          </table:table-cell>
          <table:table-cell office:value-type="float" office:value="259" table:style-name="ce51">
            <text:p>259</text:p>
          </table:table-cell>
          <table:table-cell office:value-type="string" table:style-name="ce52">
            <text:p>-</text:p>
          </table:table-cell>
          <table:table-cell office:value-type="float" office:value="8313" table:style-name="ce51">
            <text:p>8.31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204" table:style-name="ce55">
            <text:p>2.925.204</text:p>
          </table:table-cell>
          <table:table-cell office:value-type="percentage" office:value="1" table:style-name="ce56">
            <text:p>100,0%</text:p>
          </table:table-cell>
          <table:table-cell office:value-type="float" office:value="3952233" table:style-name="ce55">
            <text:p>3.952.233</text:p>
          </table:table-cell>
          <table:table-cell office:value-type="percentage" office:value="0.98884215461807345" table:style-name="ce56">
            <text:p>98,9%</text:p>
          </table:table-cell>
          <table:table-cell office:value-type="float" office:value="5316381" table:style-name="ce55">
            <text:p>5.316.381</text:p>
          </table:table-cell>
          <table:table-cell office:value-type="percentage" office:value="0.96527036890439855" table:style-name="ce56">
            <text:p>96,5%</text:p>
          </table:table-cell>
          <table:table-cell office:value-type="float" office:value="6767114" table:style-name="ce55">
            <text:p>6.767.114</text:p>
          </table:table-cell>
          <table:table-cell office:value-type="percentage" office:value="0.94914242001853089" table:style-name="ce56">
            <text:p>94,9%</text:p>
          </table:table-cell>
          <table:table-cell office:value-type="float" office:value="7091812" table:style-name="ce55">
            <text:p>7.091.812</text:p>
          </table:table-cell>
          <table:table-cell office:value-type="percentage" office:value="0.90725165566302768" table:style-name="ce56">
            <text:p>90,7%</text:p>
          </table:table-cell>
          <table:table-cell office:value-type="float" office:value="5054152" table:style-name="ce55">
            <text:p>5.054.152</text:p>
          </table:table-cell>
          <table:table-cell office:value-type="percentage" office:value="0.85057808624003284" table:style-name="ce56">
            <text:p>85,1%</text:p>
          </table:table-cell>
          <table:table-cell office:value-type="float" office:value="4160178" table:style-name="ce55">
            <text:p>4.160.178</text:p>
          </table:table-cell>
          <table:table-cell office:value-type="percentage" office:value="0.8447739463368128" table:style-name="ce56">
            <text:p>84,5%</text:p>
          </table:table-cell>
          <table:table-cell office:value-type="float" office:value="3792792" table:style-name="ce55">
            <text:p>3.792.792</text:p>
          </table:table-cell>
          <table:table-cell office:value-type="percentage" office:value="0.95201510456174032" table:style-name="ce56">
            <text:p>95,2%</text:p>
          </table:table-cell>
          <table:table-cell office:value-type="float" office:value="39059866" table:style-name="ce55">
            <text:p>39.059.86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591763529022253" table:style-name="ce56">
            <text:p>92,6%</text:p>
          </table:table-cell>
          <table:table-cell office:value-type="percentage" office:value="0.82407045915207333" table:style-name="ce56">
            <text:p>82,4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424" table:style-name="ce61">
            <text:p>998.424</text:p>
          </table:table-cell>
          <table:table-cell office:value-type="percentage" office:value="0.92121681844603764" table:style-name="ce62">
            <text:p>92,1%</text:p>
          </table:table-cell>
          <table:table-cell office:value-type="float" office:value="871702" table:style-name="ce61">
            <text:p>871.702</text:p>
          </table:table-cell>
          <table:table-cell office:value-type="percentage" office:value="0.93343570369989637" table:style-name="ce62">
            <text:p>93,3%</text:p>
          </table:table-cell>
          <table:table-cell office:value-type="float" office:value="884981" table:style-name="ce61">
            <text:p>884.981</text:p>
          </table:table-cell>
          <table:table-cell office:value-type="percentage" office:value="0.72387827132521643" table:style-name="ce62">
            <text:p>72,4%</text:p>
          </table:table-cell>
          <table:table-cell office:value-type="float" office:value="714513" table:style-name="ce61">
            <text:p>714.513</text:p>
          </table:table-cell>
          <table:table-cell office:value-type="percentage" office:value="0.56378817731269282" table:style-name="ce62">
            <text:p>56,4%</text:p>
          </table:table-cell>
          <table:table-cell office:value-type="float" office:value="395671" table:style-name="ce61">
            <text:p>395.671</text:p>
          </table:table-cell>
          <table:table-cell office:value-type="percentage" office:value="0.4153354733197992" table:style-name="ce62">
            <text:p>41,5%</text:p>
          </table:table-cell>
          <table:table-cell office:value-type="float" office:value="280031" table:style-name="ce61">
            <text:p>280.031</text:p>
          </table:table-cell>
          <table:table-cell office:value-type="percentage" office:value="0.35300887845106765" table:style-name="ce62">
            <text:p>35,3%</text:p>
          </table:table-cell>
          <table:table-cell office:value-type="float" office:value="31835" table:style-name="ce61">
            <text:p>31.835</text:p>
          </table:table-cell>
          <table:table-cell office:value-type="percentage" office:value="0.19065500038927516" table:style-name="ce46">
            <text:p>19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636" table:style-name="ce7">
            <text:p>201.636</text:p>
          </table:table-cell>
          <table:table-cell office:value-type="percentage" office:value="0.91741132363914313" table:style-name="ce49">
            <text:p>91,7%</text:p>
          </table:table-cell>
          <table:table-cell office:value-type="float" office:value="143733" table:style-name="ce7">
            <text:p>143.733</text:p>
          </table:table-cell>
          <table:table-cell office:value-type="percentage" office:value="0.9241972196859608" table:style-name="ce49">
            <text:p>92,4%</text:p>
          </table:table-cell>
          <table:table-cell office:value-type="float" office:value="137064" table:style-name="ce7">
            <text:p>137.064</text:p>
          </table:table-cell>
          <table:table-cell office:value-type="percentage" office:value="0.7273614943748673" table:style-name="ce49">
            <text:p>72,7%</text:p>
          </table:table-cell>
          <table:table-cell office:value-type="float" office:value="106648" table:style-name="ce7">
            <text:p>106.648</text:p>
          </table:table-cell>
          <table:table-cell office:value-type="percentage" office:value="0.55804218490824709" table:style-name="ce49">
            <text:p>55,8%</text:p>
          </table:table-cell>
          <table:table-cell office:value-type="float" office:value="53318" table:style-name="ce7">
            <text:p>53.318</text:p>
          </table:table-cell>
          <table:table-cell office:value-type="percentage" office:value="0.40999969241179907" table:style-name="ce49">
            <text:p>41,0%</text:p>
          </table:table-cell>
          <table:table-cell office:value-type="float" office:value="40062" table:style-name="ce7">
            <text:p>40.062</text:p>
          </table:table-cell>
          <table:table-cell office:value-type="percentage" office:value="0.36964384572799408" table:style-name="ce49">
            <text:p>37,0%</text:p>
          </table:table-cell>
          <table:table-cell office:value-type="float" office:value="8881" table:style-name="ce7">
            <text:p>8.881</text:p>
          </table:table-cell>
          <table:table-cell office:value-type="percentage" office:value="0.39341720563480109" table:style-name="ce49">
            <text:p>39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865" table:style-name="ce7">
            <text:p>191.865</text:p>
          </table:table-cell>
          <table:table-cell office:value-type="percentage" office:value="0.94385056990638483" table:style-name="ce49">
            <text:p>94,4%</text:p>
          </table:table-cell>
          <table:table-cell office:value-type="float" office:value="142231" table:style-name="ce7">
            <text:p>142.231</text:p>
          </table:table-cell>
          <table:table-cell office:value-type="percentage" office:value="0.95109164465545493" table:style-name="ce49">
            <text:p>95,1%</text:p>
          </table:table-cell>
          <table:table-cell office:value-type="float" office:value="144140" table:style-name="ce7">
            <text:p>144.140</text:p>
          </table:table-cell>
          <table:table-cell office:value-type="percentage" office:value="0.92954567439460867" table:style-name="ce49">
            <text:p>93,0%</text:p>
          </table:table-cell>
          <table:table-cell office:value-type="float" office:value="126130" table:style-name="ce7">
            <text:p>126.130</text:p>
          </table:table-cell>
          <table:table-cell office:value-type="percentage" office:value="0.82705485066063411" table:style-name="ce49">
            <text:p>82,7%</text:p>
          </table:table-cell>
          <table:table-cell office:value-type="float" office:value="61239" table:style-name="ce7">
            <text:p>61.239</text:p>
          </table:table-cell>
          <table:table-cell office:value-type="percentage" office:value="0.66535202086049539" table:style-name="ce49">
            <text:p>66,5%</text:p>
          </table:table-cell>
          <table:table-cell office:value-type="float" office:value="43061" table:style-name="ce7">
            <text:p>43.061</text:p>
          </table:table-cell>
          <table:table-cell office:value-type="percentage" office:value="0.63704416007101117" table:style-name="ce49">
            <text:p>63,7%</text:p>
          </table:table-cell>
          <table:table-cell office:value-type="float" office:value="9614" table:style-name="ce7">
            <text:p>9.614</text:p>
          </table:table-cell>
          <table:table-cell office:value-type="percentage" office:value="0.66569727184600469" table:style-name="ce49">
            <text:p>66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131" table:style-name="ce7">
            <text:p>120.131</text:p>
          </table:table-cell>
          <table:table-cell office:value-type="percentage" office:value="0.91505373886946517" table:style-name="ce49">
            <text:p>91,5%</text:p>
          </table:table-cell>
          <table:table-cell office:value-type="float" office:value="98708" table:style-name="ce7">
            <text:p>98.708</text:p>
          </table:table-cell>
          <table:table-cell office:value-type="percentage" office:value="0.88003280910095927" table:style-name="ce49">
            <text:p>88,0%</text:p>
          </table:table-cell>
          <table:table-cell office:value-type="float" office:value="108980" table:style-name="ce7">
            <text:p>108.980</text:p>
          </table:table-cell>
          <table:table-cell office:value-type="percentage" office:value="0.7119385921933693" table:style-name="ce49">
            <text:p>71,2%</text:p>
          </table:table-cell>
          <table:table-cell office:value-type="float" office:value="82519" table:style-name="ce7">
            <text:p>82.519</text:p>
          </table:table-cell>
          <table:table-cell office:value-type="percentage" office:value="0.47751563865307939" table:style-name="ce49">
            <text:p>47,8%</text:p>
          </table:table-cell>
          <table:table-cell office:value-type="float" office:value="37530" table:style-name="ce7">
            <text:p>37.530</text:p>
          </table:table-cell>
          <table:table-cell office:value-type="percentage" office:value="0.28114044287298118" table:style-name="ce49">
            <text:p>28,1%</text:p>
          </table:table-cell>
          <table:table-cell office:value-type="float" office:value="25475" table:style-name="ce7">
            <text:p>25.475</text:p>
          </table:table-cell>
          <table:table-cell office:value-type="percentage" office:value="0.24777995000632216" table:style-name="ce49">
            <text:p>24,8%</text:p>
          </table:table-cell>
          <table:table-cell office:value-type="float" office:value="2799" table:style-name="ce7">
            <text:p>2.799</text:p>
          </table:table-cell>
          <table:table-cell office:value-type="percentage" office:value="0.14079476861167001" table:style-name="ce49">
            <text:p>14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3978" table:style-name="ce7">
            <text:p>223.978</text:p>
          </table:table-cell>
          <table:table-cell office:value-type="percentage" office:value="0.91455800868098802" table:style-name="ce49">
            <text:p>91,5%</text:p>
          </table:table-cell>
          <table:table-cell office:value-type="float" office:value="198572" table:style-name="ce7">
            <text:p>198.572</text:p>
          </table:table-cell>
          <table:table-cell office:value-type="percentage" office:value="0.88028087845445924" table:style-name="ce49">
            <text:p>88,0%</text:p>
          </table:table-cell>
          <table:table-cell office:value-type="float" office:value="242666" table:style-name="ce7">
            <text:p>242.666</text:p>
          </table:table-cell>
          <table:table-cell office:value-type="percentage" office:value="0.74747879228451919" table:style-name="ce49">
            <text:p>74,7%</text:p>
          </table:table-cell>
          <table:table-cell office:value-type="float" office:value="187241" table:style-name="ce7">
            <text:p>187.241</text:p>
          </table:table-cell>
          <table:table-cell office:value-type="percentage" office:value="0.58079755324362725" table:style-name="ce49">
            <text:p>58,1%</text:p>
          </table:table-cell>
          <table:table-cell office:value-type="float" office:value="81896" table:style-name="ce7">
            <text:p>81.896</text:p>
          </table:table-cell>
          <table:table-cell office:value-type="percentage" office:value="0.35036171587228926" table:style-name="ce49">
            <text:p>35,0%</text:p>
          </table:table-cell>
          <table:table-cell office:value-type="float" office:value="47916" table:style-name="ce7">
            <text:p>47.916</text:p>
          </table:table-cell>
          <table:table-cell office:value-type="percentage" office:value="0.24993740610916373" table:style-name="ce49">
            <text:p>25,0%</text:p>
          </table:table-cell>
          <table:table-cell office:value-type="float" office:value="4875" table:style-name="ce7">
            <text:p>4.875</text:p>
          </table:table-cell>
          <table:table-cell office:value-type="percentage" office:value="0.11924855067146108" table:style-name="ce49">
            <text:p>11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069" table:style-name="ce7">
            <text:p>92.069</text:p>
          </table:table-cell>
          <table:table-cell office:value-type="percentage" office:value="0.93582224571318218" table:style-name="ce49">
            <text:p>93,6%</text:p>
          </table:table-cell>
          <table:table-cell office:value-type="float" office:value="75553" table:style-name="ce7">
            <text:p>75.553</text:p>
          </table:table-cell>
          <table:table-cell office:value-type="percentage" office:value="0.97902088840512103" table:style-name="ce49">
            <text:p>97,9%</text:p>
          </table:table-cell>
          <table:table-cell office:value-type="float" office:value="71414" table:style-name="ce7">
            <text:p>71.414</text:p>
          </table:table-cell>
          <table:table-cell office:value-type="percentage" office:value="0.83899011971475224" table:style-name="ce49">
            <text:p>83,9%</text:p>
          </table:table-cell>
          <table:table-cell office:value-type="float" office:value="61228" table:style-name="ce7">
            <text:p>61.228</text:p>
          </table:table-cell>
          <table:table-cell office:value-type="percentage" office:value="0.68554409772373559" table:style-name="ce49">
            <text:p>68,6%</text:p>
          </table:table-cell>
          <table:table-cell office:value-type="float" office:value="30677" table:style-name="ce7">
            <text:p>30.677</text:p>
          </table:table-cell>
          <table:table-cell office:value-type="percentage" office:value="0.54095469854873124" table:style-name="ce49">
            <text:p>54,1%</text:p>
          </table:table-cell>
          <table:table-cell office:value-type="float" office:value="19189" table:style-name="ce7">
            <text:p>19.189</text:p>
          </table:table-cell>
          <table:table-cell office:value-type="percentage" office:value="0.44269367415678496" table:style-name="ce49">
            <text:p>44,3%</text:p>
          </table:table-cell>
          <table:table-cell office:value-type="float" office:value="2572" table:style-name="ce7">
            <text:p>2.572</text:p>
          </table:table-cell>
          <table:table-cell office:value-type="percentage" office:value="0.25919580771943967" table:style-name="ce49">
            <text:p>25,9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431" table:style-name="ce7">
            <text:p>445.431</text:p>
          </table:table-cell>
          <table:table-cell office:value-type="percentage" office:value="0.93007780037501198" table:style-name="ce49">
            <text:p>93,0%</text:p>
          </table:table-cell>
          <table:table-cell office:value-type="float" office:value="295588" table:style-name="ce7">
            <text:p>295.588</text:p>
          </table:table-cell>
          <table:table-cell office:value-type="percentage" office:value="0.91271429277209626" table:style-name="ce49">
            <text:p>91,3%</text:p>
          </table:table-cell>
          <table:table-cell office:value-type="float" office:value="300144" table:style-name="ce7">
            <text:p>300.144</text:p>
          </table:table-cell>
          <table:table-cell office:value-type="percentage" office:value="0.84459102011413389" table:style-name="ce49">
            <text:p>84,5%</text:p>
          </table:table-cell>
          <table:table-cell office:value-type="float" office:value="225701" table:style-name="ce7">
            <text:p>225.701</text:p>
          </table:table-cell>
          <table:table-cell office:value-type="percentage" office:value="0.69705336434079801" table:style-name="ce49">
            <text:p>69,7%</text:p>
          </table:table-cell>
          <table:table-cell office:value-type="float" office:value="119456" table:style-name="ce7">
            <text:p>119.456</text:p>
          </table:table-cell>
          <table:table-cell office:value-type="percentage" office:value="0.55279391008584189" table:style-name="ce49">
            <text:p>55,3%</text:p>
          </table:table-cell>
          <table:table-cell office:value-type="float" office:value="89426" table:style-name="ce7">
            <text:p>89.426</text:p>
          </table:table-cell>
          <table:table-cell office:value-type="percentage" office:value="0.50202379147930454" table:style-name="ce49">
            <text:p>50,2%</text:p>
          </table:table-cell>
          <table:table-cell office:value-type="float" office:value="10705" table:style-name="ce7">
            <text:p>10.705</text:p>
          </table:table-cell>
          <table:table-cell office:value-type="percentage" office:value="0.28766055785457084" table:style-name="ce49">
            <text:p>28,8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124" table:style-name="ce7">
            <text:p>274.124</text:p>
          </table:table-cell>
          <table:table-cell office:value-type="percentage" office:value="0.92853513627033213" table:style-name="ce49">
            <text:p>92,9%</text:p>
          </table:table-cell>
          <table:table-cell office:value-type="float" office:value="209089" table:style-name="ce7">
            <text:p>209.089</text:p>
          </table:table-cell>
          <table:table-cell office:value-type="percentage" office:value="0.93761883408071744" table:style-name="ce49">
            <text:p>93,8%</text:p>
          </table:table-cell>
          <table:table-cell office:value-type="float" office:value="226313" table:style-name="ce7">
            <text:p>226.313</text:p>
          </table:table-cell>
          <table:table-cell office:value-type="percentage" office:value="0.79013832736312151" table:style-name="ce49">
            <text:p>79,0%</text:p>
          </table:table-cell>
          <table:table-cell office:value-type="float" office:value="180875" table:style-name="ce7">
            <text:p>180.875</text:p>
          </table:table-cell>
          <table:table-cell office:value-type="percentage" office:value="0.63065717354011797" table:style-name="ce49">
            <text:p>63,1%</text:p>
          </table:table-cell>
          <table:table-cell office:value-type="float" office:value="94631" table:style-name="ce7">
            <text:p>94.631</text:p>
          </table:table-cell>
          <table:table-cell office:value-type="percentage" office:value="0.45821712182839436" table:style-name="ce49">
            <text:p>45,8%</text:p>
          </table:table-cell>
          <table:table-cell office:value-type="float" office:value="67616" table:style-name="ce7">
            <text:p>67.616</text:p>
          </table:table-cell>
          <table:table-cell office:value-type="percentage" office:value="0.38829197700660972" table:style-name="ce49">
            <text:p>38,8%</text:p>
          </table:table-cell>
          <table:table-cell office:value-type="float" office:value="9032" table:style-name="ce7">
            <text:p>9.032</text:p>
          </table:table-cell>
          <table:table-cell office:value-type="percentage" office:value="0.24570184983677912" table:style-name="ce49">
            <text:p>24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5621" table:style-name="ce7">
            <text:p>975.621</text:p>
          </table:table-cell>
          <table:table-cell office:value-type="percentage" office:value="0.90829457306605199" table:style-name="ce49">
            <text:p>90,8%</text:p>
          </table:table-cell>
          <table:table-cell office:value-type="float" office:value="727723" table:style-name="ce7">
            <text:p>727.723</text:p>
          </table:table-cell>
          <table:table-cell office:value-type="percentage" office:value="0.90722126298861183" table:style-name="ce49">
            <text:p>90,7%</text:p>
          </table:table-cell>
          <table:table-cell office:value-type="float" office:value="772000" table:style-name="ce7">
            <text:p>772.000</text:p>
          </table:table-cell>
          <table:table-cell office:value-type="percentage" office:value="0.74260544853080512" table:style-name="ce49">
            <text:p>74,3%</text:p>
          </table:table-cell>
          <table:table-cell office:value-type="float" office:value="658862" table:style-name="ce7">
            <text:p>658.862</text:p>
          </table:table-cell>
          <table:table-cell office:value-type="percentage" office:value="0.57015007000728635" table:style-name="ce49">
            <text:p>57,0%</text:p>
          </table:table-cell>
          <table:table-cell office:value-type="float" office:value="330100" table:style-name="ce7">
            <text:p>330.100</text:p>
          </table:table-cell>
          <table:table-cell office:value-type="percentage" office:value="0.40336573945090448" table:style-name="ce49">
            <text:p>40,3%</text:p>
          </table:table-cell>
          <table:table-cell office:value-type="float" office:value="217101" table:style-name="ce7">
            <text:p>217.101</text:p>
          </table:table-cell>
          <table:table-cell office:value-type="percentage" office:value="0.31784103336656666" table:style-name="ce49">
            <text:p>31,8%</text:p>
          </table:table-cell>
          <table:table-cell office:value-type="float" office:value="25480" table:style-name="ce7">
            <text:p>25.480</text:p>
          </table:table-cell>
          <table:table-cell office:value-type="percentage" office:value="0.17976830490059123" table:style-name="ce49">
            <text:p>18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2354" table:style-name="ce7">
            <text:p>682.354</text:p>
          </table:table-cell>
          <table:table-cell office:value-type="percentage" office:value="0.93335704271107611" table:style-name="ce49">
            <text:p>93,3%</text:p>
          </table:table-cell>
          <table:table-cell office:value-type="float" office:value="551186" table:style-name="ce7">
            <text:p>551.186</text:p>
          </table:table-cell>
          <table:table-cell office:value-type="percentage" office:value="0.95107991379325219" table:style-name="ce49">
            <text:p>95,1%</text:p>
          </table:table-cell>
          <table:table-cell office:value-type="float" office:value="593170" table:style-name="ce7">
            <text:p>593.170</text:p>
          </table:table-cell>
          <table:table-cell office:value-type="percentage" office:value="0.80874723734496068" table:style-name="ce49">
            <text:p>80,9%</text:p>
          </table:table-cell>
          <table:table-cell office:value-type="float" office:value="509941" table:style-name="ce7">
            <text:p>509.941</text:p>
          </table:table-cell>
          <table:table-cell office:value-type="percentage" office:value="0.66268619088090286" table:style-name="ce49">
            <text:p>66,3%</text:p>
          </table:table-cell>
          <table:table-cell office:value-type="float" office:value="277091" table:style-name="ce7">
            <text:p>277.091</text:p>
          </table:table-cell>
          <table:table-cell office:value-type="percentage" office:value="0.52293062027134396" table:style-name="ce49">
            <text:p>52,3%</text:p>
          </table:table-cell>
          <table:table-cell office:value-type="float" office:value="211393" table:style-name="ce7">
            <text:p>211.393</text:p>
          </table:table-cell>
          <table:table-cell office:value-type="percentage" office:value="0.4733290193435421" table:style-name="ce49">
            <text:p>47,3%</text:p>
          </table:table-cell>
          <table:table-cell office:value-type="float" office:value="42976" table:style-name="ce7">
            <text:p>42.976</text:p>
          </table:table-cell>
          <table:table-cell office:value-type="percentage" office:value="0.45053412867311743" table:style-name="ce49">
            <text:p>45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815" table:style-name="ce7">
            <text:p>154.815</text:p>
          </table:table-cell>
          <table:table-cell office:value-type="percentage" office:value="0.89258328240489837" table:style-name="ce49">
            <text:p>89,3%</text:p>
          </table:table-cell>
          <table:table-cell office:value-type="float" office:value="126742" table:style-name="ce7">
            <text:p>126.742</text:p>
          </table:table-cell>
          <table:table-cell office:value-type="percentage" office:value="0.95393716788848582" table:style-name="ce49">
            <text:p>95,4%</text:p>
          </table:table-cell>
          <table:table-cell office:value-type="float" office:value="132608" table:style-name="ce7">
            <text:p>132.608</text:p>
          </table:table-cell>
          <table:table-cell office:value-type="percentage" office:value="0.82074134590984771" table:style-name="ce49">
            <text:p>82,1%</text:p>
          </table:table-cell>
          <table:table-cell office:value-type="float" office:value="101942" table:style-name="ce7">
            <text:p>101.942</text:p>
          </table:table-cell>
          <table:table-cell office:value-type="percentage" office:value="0.69735401959174736" table:style-name="ce49">
            <text:p>69,7%</text:p>
          </table:table-cell>
          <table:table-cell office:value-type="float" office:value="67177" table:style-name="ce7">
            <text:p>67.177</text:p>
          </table:table-cell>
          <table:table-cell office:value-type="percentage" office:value="0.59300159776842065" table:style-name="ce49">
            <text:p>59,3%</text:p>
          </table:table-cell>
          <table:table-cell office:value-type="float" office:value="45327" table:style-name="ce7">
            <text:p>45.327</text:p>
          </table:table-cell>
          <table:table-cell office:value-type="percentage" office:value="0.484842974499401" table:style-name="ce49">
            <text:p>48,5%</text:p>
          </table:table-cell>
          <table:table-cell office:value-type="float" office:value="4837" table:style-name="ce7">
            <text:p>4.837</text:p>
          </table:table-cell>
          <table:table-cell office:value-type="percentage" office:value="0.25166493236212278" table:style-name="ce49">
            <text:p>25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232" table:style-name="ce7">
            <text:p>507.232</text:p>
          </table:table-cell>
          <table:table-cell office:value-type="percentage" office:value="0.95121932923764729" table:style-name="ce49">
            <text:p>95,1%</text:p>
          </table:table-cell>
          <table:table-cell office:value-type="float" office:value="337139" table:style-name="ce7">
            <text:p>337.139</text:p>
          </table:table-cell>
          <table:table-cell office:value-type="percentage" office:value="0.96846462539893197" table:style-name="ce49">
            <text:p>96,8%</text:p>
          </table:table-cell>
          <table:table-cell office:value-type="float" office:value="375641" table:style-name="ce7">
            <text:p>375.641</text:p>
          </table:table-cell>
          <table:table-cell office:value-type="percentage" office:value="0.95596573557555276" table:style-name="ce49">
            <text:p>95,6%</text:p>
          </table:table-cell>
          <table:table-cell office:value-type="float" office:value="379868" table:style-name="ce7">
            <text:p>379.868</text:p>
          </table:table-cell>
          <table:table-cell office:value-type="percentage" office:value="0.92363503738374564" table:style-name="ce49">
            <text:p>92,4%</text:p>
          </table:table-cell>
          <table:table-cell office:value-type="float" office:value="190897" table:style-name="ce7">
            <text:p>190.897</text:p>
          </table:table-cell>
          <table:table-cell office:value-type="percentage" office:value="0.71425578167151205" table:style-name="ce49">
            <text:p>71,4%</text:p>
          </table:table-cell>
          <table:table-cell office:value-type="float" office:value="134266" table:style-name="ce7">
            <text:p>134.266</text:p>
          </table:table-cell>
          <table:table-cell office:value-type="percentage" office:value="0.66341545363809751" table:style-name="ce49">
            <text:p>66,3%</text:p>
          </table:table-cell>
          <table:table-cell office:value-type="float" office:value="17581" table:style-name="ce7">
            <text:p>17.581</text:p>
          </table:table-cell>
          <table:table-cell office:value-type="percentage" office:value="0.42173819176241994" table:style-name="ce49">
            <text:p>42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827" table:style-name="ce7">
            <text:p>45.827</text:p>
          </table:table-cell>
          <table:table-cell office:value-type="percentage" office:value="0.82087520375445577" table:style-name="ce49">
            <text:p>82,1%</text:p>
          </table:table-cell>
          <table:table-cell office:value-type="float" office:value="36286" table:style-name="ce7">
            <text:p>36.286</text:p>
          </table:table-cell>
          <table:table-cell office:value-type="percentage" office:value="0.91400503778337527" table:style-name="ce49">
            <text:p>91,4%</text:p>
          </table:table-cell>
          <table:table-cell office:value-type="float" office:value="34716" table:style-name="ce7">
            <text:p>34.716</text:p>
          </table:table-cell>
          <table:table-cell office:value-type="percentage" office:value="0.75001620325361329" table:style-name="ce49">
            <text:p>75,0%</text:p>
          </table:table-cell>
          <table:table-cell office:value-type="float" office:value="30230" table:style-name="ce7">
            <text:p>30.230</text:p>
          </table:table-cell>
          <table:table-cell office:value-type="percentage" office:value="0.62186291450670617" table:style-name="ce49">
            <text:p>62,2%</text:p>
          </table:table-cell>
          <table:table-cell office:value-type="float" office:value="14895" table:style-name="ce7">
            <text:p>14.895</text:p>
          </table:table-cell>
          <table:table-cell office:value-type="percentage" office:value="0.45945279003053763" table:style-name="ce49">
            <text:p>45,9%</text:p>
          </table:table-cell>
          <table:table-cell office:value-type="float" office:value="9627" table:style-name="ce7">
            <text:p>9.627</text:p>
          </table:table-cell>
          <table:table-cell office:value-type="percentage" office:value="0.37806314797360979" table:style-name="ce49">
            <text:p>37,8%</text:p>
          </table:table-cell>
          <table:table-cell office:value-type="float" office:value="1313" table:style-name="ce7">
            <text:p>1.313</text:p>
          </table:table-cell>
          <table:table-cell office:value-type="percentage" office:value="0.23678990081154194" table:style-name="ce49">
            <text:p>23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9059" table:style-name="ce7">
            <text:p>829.059</text:p>
          </table:table-cell>
          <table:table-cell office:value-type="percentage" office:value="0.93896696068171626" table:style-name="ce49">
            <text:p>93,9%</text:p>
          </table:table-cell>
          <table:table-cell office:value-type="float" office:value="613735" table:style-name="ce7">
            <text:p>613.735</text:p>
          </table:table-cell>
          <table:table-cell office:value-type="percentage" office:value="0.8886454757247253" table:style-name="ce49">
            <text:p>88,9%</text:p>
          </table:table-cell>
          <table:table-cell office:value-type="float" office:value="685779" table:style-name="ce7">
            <text:p>685.779</text:p>
          </table:table-cell>
          <table:table-cell office:value-type="percentage" office:value="0.71392254046778036" table:style-name="ce49">
            <text:p>71,4%</text:p>
          </table:table-cell>
          <table:table-cell office:value-type="float" office:value="577099" table:style-name="ce7">
            <text:p>577.099</text:p>
          </table:table-cell>
          <table:table-cell office:value-type="percentage" office:value="0.54891966031791928" table:style-name="ce49">
            <text:p>54,9%</text:p>
          </table:table-cell>
          <table:table-cell office:value-type="float" office:value="319674" table:style-name="ce7">
            <text:p>319.674</text:p>
          </table:table-cell>
          <table:table-cell office:value-type="percentage" office:value="0.41438232308894846" table:style-name="ce49">
            <text:p>41,4%</text:p>
          </table:table-cell>
          <table:table-cell office:value-type="float" office:value="221352" table:style-name="ce7">
            <text:p>221.352</text:p>
          </table:table-cell>
          <table:table-cell office:value-type="percentage" office:value="0.35314388548892478" table:style-name="ce49">
            <text:p>35,3%</text:p>
          </table:table-cell>
          <table:table-cell office:value-type="float" office:value="22095" table:style-name="ce7">
            <text:p>22.095</text:p>
          </table:table-cell>
          <table:table-cell office:value-type="percentage" office:value="0.18096119510557093" table:style-name="ce49">
            <text:p>18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124" table:style-name="ce7">
            <text:p>161.124</text:p>
          </table:table-cell>
          <table:table-cell office:value-type="percentage" office:value="0.87475636967745785" table:style-name="ce49">
            <text:p>87,5%</text:p>
          </table:table-cell>
          <table:table-cell office:value-type="float" office:value="132832" table:style-name="ce7">
            <text:p>132.832</text:p>
          </table:table-cell>
          <table:table-cell office:value-type="percentage" office:value="0.86301619064944513" table:style-name="ce49">
            <text:p>86,3%</text:p>
          </table:table-cell>
          <table:table-cell office:value-type="float" office:value="150001" table:style-name="ce7">
            <text:p>150.001</text:p>
          </table:table-cell>
          <table:table-cell office:value-type="percentage" office:value="0.70818992582940288" table:style-name="ce49">
            <text:p>70,8%</text:p>
          </table:table-cell>
          <table:table-cell office:value-type="float" office:value="127521" table:style-name="ce7">
            <text:p>127.521</text:p>
          </table:table-cell>
          <table:table-cell office:value-type="percentage" office:value="0.54130196704332245" table:style-name="ce49">
            <text:p>54,1%</text:p>
          </table:table-cell>
          <table:table-cell office:value-type="float" office:value="60700" table:style-name="ce7">
            <text:p>60.700</text:p>
          </table:table-cell>
          <table:table-cell office:value-type="percentage" office:value="0.35394617918889765" table:style-name="ce49">
            <text:p>35,4%</text:p>
          </table:table-cell>
          <table:table-cell office:value-type="float" office:value="44832" table:style-name="ce7">
            <text:p>44.832</text:p>
          </table:table-cell>
          <table:table-cell office:value-type="percentage" office:value="0.30866467004027676" table:style-name="ce49">
            <text:p>30,9%</text:p>
          </table:table-cell>
          <table:table-cell office:value-type="float" office:value="4850" table:style-name="ce7">
            <text:p>4.850</text:p>
          </table:table-cell>
          <table:table-cell office:value-type="percentage" office:value="0.15884973142932005" table:style-name="ce49">
            <text:p>15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166" table:style-name="ce7">
            <text:p>93.166</text:p>
          </table:table-cell>
          <table:table-cell office:value-type="percentage" office:value="0.94859237387364459" table:style-name="ce49">
            <text:p>94,9%</text:p>
          </table:table-cell>
          <table:table-cell office:value-type="float" office:value="71018" table:style-name="ce7">
            <text:p>71.018</text:p>
          </table:table-cell>
          <table:table-cell office:value-type="percentage" office:value="0.97843847732940226" table:style-name="ce49">
            <text:p>97,8%</text:p>
          </table:table-cell>
          <table:table-cell office:value-type="float" office:value="73457" table:style-name="ce7">
            <text:p>73.457</text:p>
          </table:table-cell>
          <table:table-cell office:value-type="percentage" office:value="0.79383794064884261" table:style-name="ce49">
            <text:p>79,4%</text:p>
          </table:table-cell>
          <table:table-cell office:value-type="float" office:value="60341" table:style-name="ce7">
            <text:p>60.341</text:p>
          </table:table-cell>
          <table:table-cell office:value-type="percentage" office:value="0.62621681645530214" table:style-name="ce49">
            <text:p>62,6%</text:p>
          </table:table-cell>
          <table:table-cell office:value-type="float" office:value="29740" table:style-name="ce7">
            <text:p>29.740</text:p>
          </table:table-cell>
          <table:table-cell office:value-type="percentage" office:value="0.45328456028044506" table:style-name="ce49">
            <text:p>45,3%</text:p>
          </table:table-cell>
          <table:table-cell office:value-type="float" office:value="22210" table:style-name="ce7">
            <text:p>22.210</text:p>
          </table:table-cell>
          <table:table-cell office:value-type="percentage" office:value="0.37495357396090084" table:style-name="ce49">
            <text:p>37,5%</text:p>
          </table:table-cell>
          <table:table-cell office:value-type="float" office:value="2802" table:style-name="ce7">
            <text:p>2.802</text:p>
          </table:table-cell>
          <table:table-cell office:value-type="percentage" office:value="0.21042355061580054" table:style-name="ce49">
            <text:p>21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719" table:style-name="ce7">
            <text:p>343.719</text:p>
          </table:table-cell>
          <table:table-cell office:value-type="percentage" office:value="0.91181581118471144" table:style-name="ce49">
            <text:p>91,2%</text:p>
          </table:table-cell>
          <table:table-cell office:value-type="float" office:value="252535" table:style-name="ce7">
            <text:p>252.535</text:p>
          </table:table-cell>
          <table:table-cell office:value-type="percentage" office:value="0.91150100702390147" table:style-name="ce49">
            <text:p>91,2%</text:p>
          </table:table-cell>
          <table:table-cell office:value-type="float" office:value="257077" table:style-name="ce7">
            <text:p>257.077</text:p>
          </table:table-cell>
          <table:table-cell office:value-type="percentage" office:value="0.78842980782795913" table:style-name="ce49">
            <text:p>78,8%</text:p>
          </table:table-cell>
          <table:table-cell office:value-type="float" office:value="184054" table:style-name="ce7">
            <text:p>184.054</text:p>
          </table:table-cell>
          <table:table-cell office:value-type="percentage" office:value="0.56737794163887123" table:style-name="ce49">
            <text:p>56,7%</text:p>
          </table:table-cell>
          <table:table-cell office:value-type="float" office:value="78148" table:style-name="ce7">
            <text:p>78.148</text:p>
          </table:table-cell>
          <table:table-cell office:value-type="percentage" office:value="0.3733511692903041" table:style-name="ce49">
            <text:p>37,3%</text:p>
          </table:table-cell>
          <table:table-cell office:value-type="float" office:value="50707" table:style-name="ce7">
            <text:p>50.707</text:p>
          </table:table-cell>
          <table:table-cell office:value-type="percentage" office:value="0.29319386864183827" table:style-name="ce49">
            <text:p>29,3%</text:p>
          </table:table-cell>
          <table:table-cell office:value-type="float" office:value="7849" table:style-name="ce7">
            <text:p>7.849</text:p>
          </table:table-cell>
          <table:table-cell office:value-type="percentage" office:value="0.2047583022461065" table:style-name="ce49">
            <text:p>20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527" table:style-name="ce7">
            <text:p>5.527</text:p>
          </table:table-cell>
          <table:table-cell office:value-type="percentage" office:value="0.88009554140127388" table:style-name="ce49">
            <text:p>88,0%</text:p>
          </table:table-cell>
          <table:table-cell office:value-type="float" office:value="6875" table:style-name="ce7">
            <text:p>6.875</text:p>
          </table:table-cell>
          <table:table-cell office:value-type="percentage" office:value="0.90199422723694567" table:style-name="ce49">
            <text:p>90,2%</text:p>
          </table:table-cell>
          <table:table-cell office:value-type="float" office:value="8076" table:style-name="ce7">
            <text:p>8.076</text:p>
          </table:table-cell>
          <table:table-cell office:value-type="percentage" office:value="0.76390465380249717" table:style-name="ce49">
            <text:p>76,4%</text:p>
          </table:table-cell>
          <table:table-cell office:value-type="float" office:value="7140" table:style-name="ce7">
            <text:p>7.140</text:p>
          </table:table-cell>
          <table:table-cell office:value-type="percentage" office:value="0.64225960241072233" table:style-name="ce49">
            <text:p>64,2%</text:p>
          </table:table-cell>
          <table:table-cell office:value-type="float" office:value="4320" table:style-name="ce7">
            <text:p>4.320</text:p>
          </table:table-cell>
          <table:table-cell office:value-type="percentage" office:value="0.47048573295578305" table:style-name="ce49">
            <text:p>47,0%</text:p>
          </table:table-cell>
          <table:table-cell office:value-type="float" office:value="2939" table:style-name="ce7">
            <text:p>2.939</text:p>
          </table:table-cell>
          <table:table-cell office:value-type="percentage" office:value="0.32812325555431504" table:style-name="ce49">
            <text:p>32,8%</text:p>
          </table:table-cell>
          <table:table-cell office:value-type="float" office:value="394" table:style-name="ce7">
            <text:p>394</text:p>
          </table:table-cell>
          <table:table-cell office:value-type="percentage" office:value="0.17425917735515259" table:style-name="ce49">
            <text:p>17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36" table:style-name="ce7">
            <text:p>4.236</text:p>
          </table:table-cell>
          <table:table-cell office:value-type="percentage" office:value="0.78227146814404436" table:style-name="ce49">
            <text:p>78,2%</text:p>
          </table:table-cell>
          <table:table-cell office:value-type="float" office:value="5227" table:style-name="ce7">
            <text:p>5.227</text:p>
          </table:table-cell>
          <table:table-cell office:value-type="percentage" office:value="0.70644681713745106" table:style-name="ce49">
            <text:p>70,6%</text:p>
          </table:table-cell>
          <table:table-cell office:value-type="float" office:value="6488" table:style-name="ce7">
            <text:p>6.488</text:p>
          </table:table-cell>
          <table:table-cell office:value-type="percentage" office:value="0.64640828932948091" table:style-name="ce49">
            <text:p>64,6%</text:p>
          </table:table-cell>
          <table:table-cell office:value-type="float" office:value="5679" table:style-name="ce7">
            <text:p>5.679</text:p>
          </table:table-cell>
          <table:table-cell office:value-type="percentage" office:value="0.54096018289197945" table:style-name="ce49">
            <text:p>54,1%</text:p>
          </table:table-cell>
          <table:table-cell office:value-type="float" office:value="3007" table:style-name="ce7">
            <text:p>3.007</text:p>
          </table:table-cell>
          <table:table-cell office:value-type="percentage" office:value="0.33333333333333331" table:style-name="ce49">
            <text:p>33,3%</text:p>
          </table:table-cell>
          <table:table-cell office:value-type="float" office:value="2268" table:style-name="ce7">
            <text:p>2.268</text:p>
          </table:table-cell>
          <table:table-cell office:value-type="percentage" office:value="0.23926574533178604" table:style-name="ce49">
            <text:p>23,9%</text:p>
          </table:table-cell>
          <table:table-cell office:value-type="float" office:value="450" table:style-name="ce7">
            <text:p>450</text:p>
          </table:table-cell>
          <table:table-cell office:value-type="percentage" office:value="0.19271948608137046" table:style-name="ce49">
            <text:p>19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2" table:style-name="ce7">
            <text:p>2.352</text:p>
          </table:table-cell>
          <table:table-cell office:value-type="percentage" office:value="0.62074425969912905" table:style-name="ce49">
            <text:p>62,1%</text:p>
          </table:table-cell>
          <table:table-cell office:value-type="float" office:value="7167" table:style-name="ce7">
            <text:p>7.167</text:p>
          </table:table-cell>
          <table:table-cell office:value-type="percentage" office:value="0.71320529405911037" table:style-name="ce49">
            <text:p>71,3%</text:p>
          </table:table-cell>
          <table:table-cell office:value-type="float" office:value="14690" table:style-name="ce7">
            <text:p>14.690</text:p>
          </table:table-cell>
          <table:table-cell office:value-type="percentage" office:value="0.6310408522702865" table:style-name="ce49">
            <text:p>63,1%</text:p>
          </table:table-cell>
          <table:table-cell office:value-type="float" office:value="14303" table:style-name="ce7">
            <text:p>14.303</text:p>
          </table:table-cell>
          <table:table-cell office:value-type="percentage" office:value="0.43254604288263221" table:style-name="ce49">
            <text:p>43,3%</text:p>
          </table:table-cell>
          <table:table-cell office:value-type="float" office:value="10025" table:style-name="ce7">
            <text:p>10.025</text:p>
          </table:table-cell>
          <table:table-cell office:value-type="percentage" office:value="0.4019969524420563" table:style-name="ce49">
            <text:p>40,2%</text:p>
          </table:table-cell>
          <table:table-cell office:value-type="float" office:value="178" table:style-name="ce7">
            <text:p>178</text:p>
          </table:table-cell>
          <table:table-cell office:value-type="percentage" office:value="0.1346444780635401" table:style-name="ce49">
            <text:p>13,5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6" table:style-name="ce7">
            <text:p>76</text:p>
          </table:table-cell>
          <table:table-cell office:value-type="percentage" office:value="0.93827160493827155" table:style-name="ce52">
            <text:p>93,8%</text:p>
          </table:table-cell>
          <table:table-cell office:value-type="float" office:value="295" table:style-name="ce7">
            <text:p>295</text:p>
          </table:table-cell>
          <table:table-cell office:value-type="percentage" office:value="0.93650793650793651" table:style-name="ce52">
            <text:p>93,7%</text:p>
          </table:table-cell>
          <table:table-cell office:value-type="float" office:value="659" table:style-name="ce7">
            <text:p>659</text:p>
          </table:table-cell>
          <table:table-cell office:value-type="percentage" office:value="0.69368421052631579" table:style-name="ce52">
            <text:p>69,4%</text:p>
          </table:table-cell>
          <table:table-cell office:value-type="float" office:value="875" table:style-name="ce7">
            <text:p>875</text:p>
          </table:table-cell>
          <table:table-cell office:value-type="percentage" office:value="0.43467461500248383" table:style-name="ce52">
            <text:p>43,5%</text:p>
          </table:table-cell>
          <table:table-cell office:value-type="float" office:value="1072" table:style-name="ce7">
            <text:p>1.072</text:p>
          </table:table-cell>
          <table:table-cell office:value-type="percentage" office:value="0.42880000000000001" table:style-name="ce52">
            <text:p>42,9%</text:p>
          </table:table-cell>
          <table:table-cell office:value-type="float" office:value="846" table:style-name="ce7">
            <text:p>846</text:p>
          </table:table-cell>
          <table:table-cell office:value-type="percentage" office:value="0.38542141230068339" table:style-name="ce52">
            <text:p>38,5%</text:p>
          </table:table-cell>
          <table:table-cell office:value-type="float" office:value="19" table:style-name="ce7">
            <text:p>19</text:p>
          </table:table-cell>
          <table:table-cell office:value-type="percentage" office:value="0.10982658959537572" table:style-name="ce52">
            <text:p>11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50421" table:style-name="ce66">
            <text:p>6.350.421</text:p>
          </table:table-cell>
          <table:table-cell office:value-type="percentage" office:value="0.92337029041487406" table:style-name="ce67">
            <text:p>92,34%</text:p>
          </table:table-cell>
          <table:table-cell office:value-type="float" office:value="4899121" table:style-name="ce66">
            <text:p>4.899.121</text:p>
          </table:table-cell>
          <table:table-cell office:value-type="percentage" office:value="0.92151427822799004" table:style-name="ce67">
            <text:p>92,15%</text:p>
          </table:table-cell>
          <table:table-cell office:value-type="float" office:value="5212541" table:style-name="ce66">
            <text:p>5.212.541</text:p>
          </table:table-cell>
          <table:table-cell office:value-type="percentage" office:value="0.7702753345074429" table:style-name="ce67">
            <text:p>77,03%</text:p>
          </table:table-cell>
          <table:table-cell office:value-type="float" office:value="4343097" table:style-name="ce66">
            <text:p>4.343.097</text:p>
          </table:table-cell>
          <table:table-cell office:value-type="percentage" office:value="0.61241005824745498" table:style-name="ce67">
            <text:p>61,24%</text:p>
          </table:table-cell>
          <table:table-cell office:value-type="float" office:value="2265542" table:style-name="ce66">
            <text:p>2.265.542</text:p>
          </table:table-cell>
          <table:table-cell office:value-type="percentage" office:value="0.44825363384401579" table:style-name="ce67">
            <text:p>44,83%</text:p>
          </table:table-cell>
          <table:table-cell office:value-type="float" office:value="1585669" table:style-name="ce66">
            <text:p>1.585.669</text:p>
          </table:table-cell>
          <table:table-cell office:value-type="percentage" office:value="0.38115412369374579" table:style-name="ce67">
            <text:p>38,12%</text:p>
          </table:table-cell>
          <table:table-cell office:value-type="float" office:value="211137" table:style-name="ce66">
            <text:p>211.137</text:p>
          </table:table-cell>
          <table:table-cell office:value-type="percentage" office:value="0.2447681428240204" table:style-name="ce67">
            <text:p>24,48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4988" table:style-name="ce8">
            <text:p>444.988</text:p>
          </table:table-cell>
          <table:table-cell office:value-type="percentage" office:value="0.6110164429645395" table:style-name="ce77">
            <text:p>61,1%</text:p>
          </table:table-cell>
          <table:table-cell office:value-type="float" office:value="347362" table:style-name="ce8">
            <text:p>347.362</text:p>
          </table:table-cell>
          <table:table-cell office:value-type="percentage" office:value="0.47696543201400571" table:style-name="ce77">
            <text:p>47,7%</text:p>
          </table:table-cell>
          <table:table-cell office:value-type="date" office:date-value="2022-05-09T00:00:00" table:style-name="ce11">
            <text:p>09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4458" table:style-name="ce8">
            <text:p>54.458</text:p>
          </table:table-cell>
          <table:table-cell office:value-type="percentage" office:value="0.5248457979953739" table:style-name="ce77">
            <text:p>52,5%</text:p>
          </table:table-cell>
          <table:table-cell office:value-type="float" office:value="42795" table:style-name="ce8">
            <text:p>42.795</text:p>
          </table:table-cell>
          <table:table-cell office:value-type="percentage" office:value="0.41244217424826524" table:style-name="ce77">
            <text:p>41,2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3483" table:style-name="ce8">
            <text:p>43.483</text:p>
          </table:table-cell>
          <table:table-cell office:value-type="percentage" office:value="0.69931970601006765" table:style-name="ce77">
            <text:p>69,9%</text:p>
          </table:table-cell>
          <table:table-cell office:value-type="float" office:value="36864" table:style-name="ce8">
            <text:p>36.864</text:p>
          </table:table-cell>
          <table:table-cell office:value-type="percentage" office:value="0.59286897505588698" table:style-name="ce77">
            <text:p>59,3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595" table:style-name="ce8">
            <text:p>33.595</text:p>
          </table:table-cell>
          <table:table-cell office:value-type="percentage" office:value="0.34342990329373763" table:style-name="ce77">
            <text:p>34,3%</text:p>
          </table:table-cell>
          <table:table-cell office:value-type="float" office:value="25643" table:style-name="ce8">
            <text:p>25.643</text:p>
          </table:table-cell>
          <table:table-cell office:value-type="percentage" office:value="0.26213939604587927" table:style-name="ce77">
            <text:p>26,2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201" table:style-name="ce8">
            <text:p>80.201</text:p>
          </table:table-cell>
          <table:table-cell office:value-type="percentage" office:value="0.51376646338338539" table:style-name="ce77">
            <text:p>51,4%</text:p>
          </table:table-cell>
          <table:table-cell office:value-type="float" office:value="59958" table:style-name="ce8">
            <text:p>59.958</text:p>
          </table:table-cell>
          <table:table-cell office:value-type="percentage" office:value="0.3840900937836314" table:style-name="ce77">
            <text:p>38,4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826" table:style-name="ce8">
            <text:p>25.826</text:p>
          </table:table-cell>
          <table:table-cell office:value-type="percentage" office:value="0.60156996110037031" table:style-name="ce77">
            <text:p>60,2%</text:p>
          </table:table-cell>
          <table:table-cell office:value-type="float" office:value="22904" table:style-name="ce8">
            <text:p>22.904</text:p>
          </table:table-cell>
          <table:table-cell office:value-type="percentage" office:value="0.53350725582912117" table:style-name="ce77">
            <text:p>53,4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4157" table:style-name="ce8">
            <text:p>104.157</text:p>
          </table:table-cell>
          <table:table-cell office:value-type="percentage" office:value="0.65611948572256484" table:style-name="ce77">
            <text:p>65,6%</text:p>
          </table:table-cell>
          <table:table-cell office:value-type="float" office:value="92345" table:style-name="ce8">
            <text:p>92.345</text:p>
          </table:table-cell>
          <table:table-cell office:value-type="percentage" office:value="0.58171178038010163" table:style-name="ce77">
            <text:p>58,2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4233" table:style-name="ce8">
            <text:p>104.233</text:p>
          </table:table-cell>
          <table:table-cell office:value-type="percentage" office:value="0.60838985326220185" table:style-name="ce77">
            <text:p>60,8%</text:p>
          </table:table-cell>
          <table:table-cell office:value-type="float" office:value="83977" table:style-name="ce8">
            <text:p>83.977</text:p>
          </table:table-cell>
          <table:table-cell office:value-type="percentage" office:value="0.49015911186860139" table:style-name="ce77">
            <text:p>49,0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7512" table:style-name="ce8">
            <text:p>257.512</text:p>
          </table:table-cell>
          <table:table-cell office:value-type="percentage" office:value="0.39729573779394656" table:style-name="ce77">
            <text:p>39,7%</text:p>
          </table:table-cell>
          <table:table-cell office:value-type="float" office:value="195211" table:style-name="ce8">
            <text:p>195.211</text:p>
          </table:table-cell>
          <table:table-cell office:value-type="percentage" office:value="0.30117624914758967" table:style-name="ce77">
            <text:p>30,1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9968" table:style-name="ce8">
            <text:p>259.968</text:p>
          </table:table-cell>
          <table:table-cell office:value-type="percentage" office:value="0.63369116915786705" table:style-name="ce77">
            <text:p>63,4%</text:p>
          </table:table-cell>
          <table:table-cell office:value-type="float" office:value="190496" table:style-name="ce8">
            <text:p>190.496</text:p>
          </table:table-cell>
          <table:table-cell office:value-type="percentage" office:value="0.4643480465284075" table:style-name="ce77">
            <text:p>46,4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9602" table:style-name="ce8">
            <text:p>59.602</text:p>
          </table:table-cell>
          <table:table-cell office:value-type="percentage" office:value="0.75845920873471362" table:style-name="ce77">
            <text:p>75,8%</text:p>
          </table:table-cell>
          <table:table-cell office:value-type="float" office:value="49480" table:style-name="ce8">
            <text:p>49.480</text:p>
          </table:table-cell>
          <table:table-cell office:value-type="percentage" office:value="0.62965272387157523" table:style-name="ce77">
            <text:p>63,0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6365" table:style-name="ce8">
            <text:p>136.365</text:p>
          </table:table-cell>
          <table:table-cell office:value-type="percentage" office:value="0.76792039509621179" table:style-name="ce77">
            <text:p>76,8%</text:p>
          </table:table-cell>
          <table:table-cell office:value-type="float" office:value="116728" table:style-name="ce8">
            <text:p>116.728</text:p>
          </table:table-cell>
          <table:table-cell office:value-type="percentage" office:value="0.65733738040399381" table:style-name="ce77">
            <text:p>65,7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824" table:style-name="ce8">
            <text:p>16.824</text:p>
          </table:table-cell>
          <table:table-cell office:value-type="percentage" office:value="0.66244044572193561" table:style-name="ce77">
            <text:p>66,2%</text:p>
          </table:table-cell>
          <table:table-cell office:value-type="float" office:value="14232" table:style-name="ce8">
            <text:p>14.232</text:p>
          </table:table-cell>
          <table:table-cell office:value-type="percentage" office:value="0.56038114737961175" table:style-name="ce77">
            <text:p>56,0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2185" table:style-name="ce8">
            <text:p>262.185</text:p>
          </table:table-cell>
          <table:table-cell office:value-type="percentage" office:value="0.46206106533903157" table:style-name="ce77">
            <text:p>46,2%</text:p>
          </table:table-cell>
          <table:table-cell office:value-type="float" office:value="218358" table:style-name="ce8">
            <text:p>218.358</text:p>
          </table:table-cell>
          <table:table-cell office:value-type="percentage" office:value="0.38482266378816582" table:style-name="ce77">
            <text:p>38,5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118" table:style-name="ce8">
            <text:p>71.118</text:p>
          </table:table-cell>
          <table:table-cell office:value-type="percentage" office:value="0.50890173741305778" table:style-name="ce77">
            <text:p>50,9%</text:p>
          </table:table-cell>
          <table:table-cell office:value-type="float" office:value="49116" table:style-name="ce8">
            <text:p>49.116</text:p>
          </table:table-cell>
          <table:table-cell office:value-type="percentage" office:value="0.35146120159143601" table:style-name="ce77">
            <text:p>35,1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339" table:style-name="ce8">
            <text:p>29.339</text:p>
          </table:table-cell>
          <table:table-cell office:value-type="percentage" office:value="0.51990926972763196" table:style-name="ce77">
            <text:p>52,0%</text:p>
          </table:table-cell>
          <table:table-cell office:value-type="float" office:value="25367" table:style-name="ce8">
            <text:p>25.367</text:p>
          </table:table-cell>
          <table:table-cell office:value-type="percentage" office:value="0.44952242561712535" table:style-name="ce77">
            <text:p>45,0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5610" table:style-name="ce8">
            <text:p>85.610</text:p>
          </table:table-cell>
          <table:table-cell office:value-type="percentage" office:value="0.50306150031143859" table:style-name="ce77">
            <text:p>50,3%</text:p>
          </table:table-cell>
          <table:table-cell office:value-type="float" office:value="66837" table:style-name="ce8">
            <text:p>66.837</text:p>
          </table:table-cell>
          <table:table-cell office:value-type="percentage" office:value="0.39274759369601242" table:style-name="ce77">
            <text:p>39,3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94" table:style-name="ce8">
            <text:p>3.194</text:p>
          </table:table-cell>
          <table:table-cell office:value-type="percentage" office:value="0.34713618084990761" table:style-name="ce77">
            <text:p>34,7%</text:p>
          </table:table-cell>
          <table:table-cell office:value-type="float" office:value="2186" table:style-name="ce8">
            <text:p>2.186</text:p>
          </table:table-cell>
          <table:table-cell office:value-type="percentage" office:value="0.23758287142701881" table:style-name="ce77">
            <text:p>23,8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88" table:style-name="ce8">
            <text:p>3.588</text:p>
          </table:table-cell>
          <table:table-cell office:value-type="percentage" office:value="0.32400216723857683" table:style-name="ce77">
            <text:p>32,4%</text:p>
          </table:table-cell>
          <table:table-cell office:value-type="float" office:value="2050" table:style-name="ce8">
            <text:p>2.050</text:p>
          </table:table-cell>
          <table:table-cell office:value-type="percentage" office:value="0.18511829510565289" table:style-name="ce77">
            <text:p>18,5%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11T00:00:00" table:style-name="ce11">
            <text:p>11/05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10T00:00:00" table:style-name="ce11">
            <text:p>10/05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76246" table:style-name="ce82">
            <text:p>2.076.246</text:p>
          </table:table-cell>
          <table:table-cell office:value-type="percentage" office:value="0.54420884659217794" table:style-name="ce83">
            <text:p>54,4%</text:p>
          </table:table-cell>
          <table:table-cell office:value-type="float" office:value="1641909" table:style-name="ce82">
            <text:p>1.641.909</text:p>
          </table:table-cell>
          <table:table-cell office:value-type="percentage" office:value="0.43036393717281879" table:style-name="ce83">
            <text:p>43,0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5-12T13:20:24Z</dc:date>
  </office:meta>
</office:document-meta>
</file>